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]-[.F$2])^2" office:value-type="float" office:value="0.0176889999999998">
            <text:p>0.017689</text:p>
          </table:table-cell>
          <table:table-cell table:formula="of:=([.B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]-[.F$2])^2" office:value-type="float" office:value="0.751689000000001">
            <text:p>0.751689</text:p>
          </table:table-cell>
          <table:table-cell table:formula="of:=([.B2]-[.J$2])^2" office:value-type="float" office:value="1.530169">
            <text:p>1.530169</text:p>
          </table:table-cell>
          <table:table-cell/>
          <table:table-cell table:formula="of:=SUM([.A1:.A1000])/1000" office:value-type="float" office:value="16.867">
            <text:p>16.867</text:p>
          </table:table-cell>
          <table:table-cell table:formula="of:=SUM([.C1:.C1000])/999" office:value-type="float" office:value="9.91122222222224">
            <text:p>9.9112222222</text:p>
          </table:table-cell>
          <table:table-cell table:formula="of:=MAX([.A1:.A1000])" office:value-type="float" office:value="45">
            <text:p>45</text:p>
          </table:table-cell>
          <table:table-cell table:formula="of:=MIN([.A1:.A1000])" office:value-type="float" office:value="11">
            <text:p>11</text:p>
          </table:table-cell>
          <table:table-cell table:formula="of:=SUM([.B1:.B1000])/1000" office:value-type="float" office:value="14.237">
            <text:p>14.237</text:p>
          </table:table-cell>
          <table:table-cell table:formula="of:=SUM([.D1:.D1000])/999" office:value-type="float" office:value="15.4602912912911">
            <text:p>15.4602912913</text:p>
          </table:table-cell>
          <table:table-cell table:formula="of:=MAX([.B1:.B1000])" office:value-type="float" office:value="57">
            <text:p>57</text:p>
          </table:table-cell>
          <table:table-cell table:formula="of:=MIN([.B1:.B1000])"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]-[.F$2])^2" office:value-type="float" office:value="0.751689000000001">
            <text:p>0.751689</text:p>
          </table:table-cell>
          <table:table-cell table:formula="of:=([.B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]-[.F$2])^2" office:value-type="float" office:value="0.751689000000001">
            <text:p>0.751689</text:p>
          </table:table-cell>
          <table:table-cell table:formula="of:=([.B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5]-[.F$2])^2" office:value-type="float" office:value="17.081689">
            <text:p>17.081689</text:p>
          </table:table-cell>
          <table:table-cell table:formula="of:=([.B5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6]-[.F$2])^2" office:value-type="float" office:value="0.0176889999999998">
            <text:p>0.017689</text:p>
          </table:table-cell>
          <table:table-cell table:formula="of:=([.B6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7]-[.F$2])^2" office:value-type="float" office:value="0.0176889999999998">
            <text:p>0.017689</text:p>
          </table:table-cell>
          <table:table-cell table:formula="of:=([.B7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]-[.F$2])^2" office:value-type="float" office:value="0.0176889999999998">
            <text:p>0.017689</text:p>
          </table:table-cell>
          <table:table-cell table:formula="of:=([.B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]-[.F$2])^2" office:value-type="float" office:value="0.0176889999999998">
            <text:p>0.017689</text:p>
          </table:table-cell>
          <table:table-cell table:formula="of:=([.B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]-[.F$2])^2" office:value-type="float" office:value="0.751689000000001">
            <text:p>0.751689</text:p>
          </table:table-cell>
          <table:table-cell table:formula="of:=([.B1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1]-[.F$2])^2" office:value-type="float" office:value="3.485689">
            <text:p>3.485689</text:p>
          </table:table-cell>
          <table:table-cell table:formula="of:=([.B1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2]-[.F$2])^2" office:value-type="float" office:value="0.0176889999999998">
            <text:p>0.017689</text:p>
          </table:table-cell>
          <table:table-cell table:formula="of:=([.B1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3]-[.F$2])^2" office:value-type="float" office:value="3.485689">
            <text:p>3.485689</text:p>
          </table:table-cell>
          <table:table-cell table:formula="of:=([.B1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]-[.F$2])^2" office:value-type="float" office:value="0.0176889999999998">
            <text:p>0.017689</text:p>
          </table:table-cell>
          <table:table-cell table:formula="of:=([.B1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5]-[.F$2])^2" office:value-type="float" office:value="0.751689000000001">
            <text:p>0.751689</text:p>
          </table:table-cell>
          <table:table-cell table:formula="of:=([.B1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6]-[.F$2])^2" office:value-type="float" office:value="0.751689000000001">
            <text:p>0.751689</text:p>
          </table:table-cell>
          <table:table-cell table:formula="of:=([.B1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17]-[.F$2])^2" office:value-type="float" office:value="26.347689">
            <text:p>26.347689</text:p>
          </table:table-cell>
          <table:table-cell table:formula="of:=([.B17]-[.J$2])^2" office:value-type="float" office:value="3.108169">
            <text:p>3.10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]-[.F$2])^2" office:value-type="float" office:value="0.751689000000001">
            <text:p>0.751689</text:p>
          </table:table-cell>
          <table:table-cell table:formula="of:=([.B1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9]-[.F$2])^2" office:value-type="float" office:value="3.485689">
            <text:p>3.485689</text:p>
          </table:table-cell>
          <table:table-cell table:formula="of:=([.B1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0]-[.F$2])^2" office:value-type="float" office:value="0.751689000000001">
            <text:p>0.751689</text:p>
          </table:table-cell>
          <table:table-cell table:formula="of:=([.B2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formula="of:=([.A21]-[.F$2])^2" office:value-type="float" office:value="405.337689">
            <text:p>405.337689</text:p>
          </table:table-cell>
          <table:table-cell table:formula="of:=([.B2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22]-[.F$2])^2" office:value-type="float" office:value="9.81568899999999">
            <text:p>9.815689</text:p>
          </table:table-cell>
          <table:table-cell table:formula="of:=([.B22]-[.J$2])^2" office:value-type="float" office:value="76.790169">
            <text:p>76.79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23]-[.F$2])^2" office:value-type="float" office:value="9.81568899999999">
            <text:p>9.815689</text:p>
          </table:table-cell>
          <table:table-cell table:formula="of:=([.B23]-[.J$2])^2" office:value-type="float" office:value="76.790169">
            <text:p>76.79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4]-[.F$2])^2" office:value-type="float" office:value="0.751689000000001">
            <text:p>0.751689</text:p>
          </table:table-cell>
          <table:table-cell table:formula="of:=([.B2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formula="of:=([.A25]-[.F$2])^2" office:value-type="float" office:value="4.549689">
            <text:p>4.549689</text:p>
          </table:table-cell>
          <table:table-cell table:formula="of:=([.B25]-[.J$2])^2" office:value-type="float" office:value="162.894169">
            <text:p>162.894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26]-[.F$2])^2" office:value-type="float" office:value="9.81568899999999">
            <text:p>9.815689</text:p>
          </table:table-cell>
          <table:table-cell table:formula="of:=([.B26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]-[.F$2])^2" office:value-type="float" office:value="0.751689000000001">
            <text:p>0.751689</text:p>
          </table:table-cell>
          <table:table-cell table:formula="of:=([.B2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]-[.F$2])^2" office:value-type="float" office:value="0.751689000000001">
            <text:p>0.751689</text:p>
          </table:table-cell>
          <table:table-cell table:formula="of:=([.B2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]-[.F$2])^2" office:value-type="float" office:value="0.0176889999999998">
            <text:p>0.017689</text:p>
          </table:table-cell>
          <table:table-cell table:formula="of:=([.B2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]-[.F$2])^2" office:value-type="float" office:value="0.751689000000001">
            <text:p>0.751689</text:p>
          </table:table-cell>
          <table:table-cell table:formula="of:=([.B3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]-[.F$2])^2" office:value-type="float" office:value="0.0176889999999998">
            <text:p>0.017689</text:p>
          </table:table-cell>
          <table:table-cell table:formula="of:=([.B3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32]-[.F$2])^2" office:value-type="float" office:value="0.0176889999999998">
            <text:p>0.017689</text:p>
          </table:table-cell>
          <table:table-cell table:formula="of:=([.B32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]-[.F$2])^2" office:value-type="float" office:value="0.751689000000001">
            <text:p>0.751689</text:p>
          </table:table-cell>
          <table:table-cell table:formula="of:=([.B3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]-[.F$2])^2" office:value-type="float" office:value="0.751689000000001">
            <text:p>0.751689</text:p>
          </table:table-cell>
          <table:table-cell table:formula="of:=([.B3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35]-[.F$2])^2" office:value-type="float" office:value="66.145689">
            <text:p>66.145689</text:p>
          </table:table-cell>
          <table:table-cell table:formula="of:=([.B35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6]-[.F$2])^2" office:value-type="float" office:value="0.0176889999999998">
            <text:p>0.017689</text:p>
          </table:table-cell>
          <table:table-cell table:formula="of:=([.B3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]-[.F$2])^2" office:value-type="float" office:value="0.751689000000001">
            <text:p>0.751689</text:p>
          </table:table-cell>
          <table:table-cell table:formula="of:=([.B3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]-[.F$2])^2" office:value-type="float" office:value="0.751689000000001">
            <text:p>0.751689</text:p>
          </table:table-cell>
          <table:table-cell table:formula="of:=([.B3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9]-[.F$2])^2" office:value-type="float" office:value="1.283689">
            <text:p>1.283689</text:p>
          </table:table-cell>
          <table:table-cell table:formula="of:=([.B3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0]-[.F$2])^2" office:value-type="float" office:value="0.0176889999999998">
            <text:p>0.017689</text:p>
          </table:table-cell>
          <table:table-cell table:formula="of:=([.B4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]-[.F$2])^2" office:value-type="float" office:value="0.751689000000001">
            <text:p>0.751689</text:p>
          </table:table-cell>
          <table:table-cell table:formula="of:=([.B4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2]-[.F$2])^2" office:value-type="float" office:value="0.751689000000001">
            <text:p>0.751689</text:p>
          </table:table-cell>
          <table:table-cell table:formula="of:=([.B4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3]-[.F$2])^2" office:value-type="float" office:value="0.0176889999999998">
            <text:p>0.017689</text:p>
          </table:table-cell>
          <table:table-cell table:formula="of:=([.B4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4]-[.F$2])^2" office:value-type="float" office:value="0.751689000000001">
            <text:p>0.751689</text:p>
          </table:table-cell>
          <table:table-cell table:formula="of:=([.B4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]-[.F$2])^2" office:value-type="float" office:value="0.0176889999999998">
            <text:p>0.017689</text:p>
          </table:table-cell>
          <table:table-cell table:formula="of:=([.B4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6]-[.F$2])^2" office:value-type="float" office:value="1.283689">
            <text:p>1.283689</text:p>
          </table:table-cell>
          <table:table-cell table:formula="of:=([.B4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]-[.F$2])^2" office:value-type="float" office:value="0.751689000000001">
            <text:p>0.751689</text:p>
          </table:table-cell>
          <table:table-cell table:formula="of:=([.B4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8]-[.F$2])^2" office:value-type="float" office:value="0.751689000000001">
            <text:p>0.751689</text:p>
          </table:table-cell>
          <table:table-cell table:formula="of:=([.B4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9]-[.F$2])^2" office:value-type="float" office:value="3.485689">
            <text:p>3.485689</text:p>
          </table:table-cell>
          <table:table-cell table:formula="of:=([.B4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]-[.F$2])^2" office:value-type="float" office:value="0.751689000000001">
            <text:p>0.751689</text:p>
          </table:table-cell>
          <table:table-cell table:formula="of:=([.B5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1]-[.F$2])^2" office:value-type="float" office:value="0.0176889999999998">
            <text:p>0.017689</text:p>
          </table:table-cell>
          <table:table-cell table:formula="of:=([.B5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52]-[.F$2])^2" office:value-type="float" office:value="23.687689">
            <text:p>23.687689</text:p>
          </table:table-cell>
          <table:table-cell table:formula="of:=([.B52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53]-[.F$2])^2" office:value-type="float" office:value="34.421689">
            <text:p>34.421689</text:p>
          </table:table-cell>
          <table:table-cell table:formula="of:=([.B53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4]-[.F$2])^2" office:value-type="float" office:value="0.0176889999999998">
            <text:p>0.017689</text:p>
          </table:table-cell>
          <table:table-cell table:formula="of:=([.B5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]-[.F$2])^2" office:value-type="float" office:value="0.0176889999999998">
            <text:p>0.017689</text:p>
          </table:table-cell>
          <table:table-cell table:formula="of:=([.B5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]-[.F$2])^2" office:value-type="float" office:value="0.0176889999999998">
            <text:p>0.017689</text:p>
          </table:table-cell>
          <table:table-cell table:formula="of:=([.B5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7]-[.F$2])^2" office:value-type="float" office:value="3.485689">
            <text:p>3.485689</text:p>
          </table:table-cell>
          <table:table-cell table:formula="of:=([.B5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8]-[.F$2])^2" office:value-type="float" office:value="0.751689000000001">
            <text:p>0.751689</text:p>
          </table:table-cell>
          <table:table-cell table:formula="of:=([.B5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9]-[.F$2])^2" office:value-type="float" office:value="0.751689000000001">
            <text:p>0.751689</text:p>
          </table:table-cell>
          <table:table-cell table:formula="of:=([.B5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]-[.F$2])^2" office:value-type="float" office:value="0.751689000000001">
            <text:p>0.751689</text:p>
          </table:table-cell>
          <table:table-cell table:formula="of:=([.B6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1]-[.F$2])^2" office:value-type="float" office:value="3.485689">
            <text:p>3.485689</text:p>
          </table:table-cell>
          <table:table-cell table:formula="of:=([.B6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2]-[.F$2])^2" office:value-type="float" office:value="0.751689000000001">
            <text:p>0.751689</text:p>
          </table:table-cell>
          <table:table-cell table:formula="of:=([.B6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3]-[.F$2])^2" office:value-type="float" office:value="0.0176889999999998">
            <text:p>0.017689</text:p>
          </table:table-cell>
          <table:table-cell table:formula="of:=([.B6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]-[.F$2])^2" office:value-type="float" office:value="0.751689000000001">
            <text:p>0.751689</text:p>
          </table:table-cell>
          <table:table-cell table:formula="of:=([.B6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5]-[.F$2])^2" office:value-type="float" office:value="3.485689">
            <text:p>3.485689</text:p>
          </table:table-cell>
          <table:table-cell table:formula="of:=([.B6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6]-[.F$2])^2" office:value-type="float" office:value="0.751689000000001">
            <text:p>0.751689</text:p>
          </table:table-cell>
          <table:table-cell table:formula="of:=([.B6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7]-[.F$2])^2" office:value-type="float" office:value="0.751689000000001">
            <text:p>0.751689</text:p>
          </table:table-cell>
          <table:table-cell table:formula="of:=([.B6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8]-[.F$2])^2" office:value-type="float" office:value="0.751689000000001">
            <text:p>0.751689</text:p>
          </table:table-cell>
          <table:table-cell table:formula="of:=([.B6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9]-[.F$2])^2" office:value-type="float" office:value="1.283689">
            <text:p>1.283689</text:p>
          </table:table-cell>
          <table:table-cell table:formula="of:=([.B6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]-[.F$2])^2" office:value-type="float" office:value="0.751689000000001">
            <text:p>0.751689</text:p>
          </table:table-cell>
          <table:table-cell table:formula="of:=([.B7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]-[.F$2])^2" office:value-type="float" office:value="0.751689000000001">
            <text:p>0.751689</text:p>
          </table:table-cell>
          <table:table-cell table:formula="of:=([.B7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2]-[.F$2])^2" office:value-type="float" office:value="0.0176889999999998">
            <text:p>0.017689</text:p>
          </table:table-cell>
          <table:table-cell table:formula="of:=([.B7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73]-[.F$2])^2" office:value-type="float" office:value="4.549689">
            <text:p>4.549689</text:p>
          </table:table-cell>
          <table:table-cell table:formula="of:=([.B7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4]-[.F$2])^2" office:value-type="float" office:value="23.687689">
            <text:p>23.687689</text:p>
          </table:table-cell>
          <table:table-cell table:formula="of:=([.B74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]-[.F$2])^2" office:value-type="float" office:value="0.751689000000001">
            <text:p>0.751689</text:p>
          </table:table-cell>
          <table:table-cell table:formula="of:=([.B7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]-[.F$2])^2" office:value-type="float" office:value="0.751689000000001">
            <text:p>0.751689</text:p>
          </table:table-cell>
          <table:table-cell table:formula="of:=([.B7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7]-[.F$2])^2" office:value-type="float" office:value="0.751689000000001">
            <text:p>0.751689</text:p>
          </table:table-cell>
          <table:table-cell table:formula="of:=([.B77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8]-[.F$2])^2" office:value-type="float" office:value="0.751689000000001">
            <text:p>0.751689</text:p>
          </table:table-cell>
          <table:table-cell table:formula="of:=([.B7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]-[.F$2])^2" office:value-type="float" office:value="0.751689000000001">
            <text:p>0.751689</text:p>
          </table:table-cell>
          <table:table-cell table:formula="of:=([.B7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80]-[.F$2])^2" office:value-type="float" office:value="4.549689">
            <text:p>4.549689</text:p>
          </table:table-cell>
          <table:table-cell table:formula="of:=([.B80]-[.J$2])^2" office:value-type="float" office:value="33.212169">
            <text:p>33.21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1]-[.F$2])^2" office:value-type="float" office:value="0.751689000000001">
            <text:p>0.751689</text:p>
          </table:table-cell>
          <table:table-cell table:formula="of:=([.B8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2]-[.F$2])^2" office:value-type="float" office:value="0.751689000000001">
            <text:p>0.751689</text:p>
          </table:table-cell>
          <table:table-cell table:formula="of:=([.B82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3]-[.F$2])^2" office:value-type="float" office:value="0.0176889999999998">
            <text:p>0.017689</text:p>
          </table:table-cell>
          <table:table-cell table:formula="of:=([.B8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4]-[.F$2])^2" office:value-type="float" office:value="0.751689000000001">
            <text:p>0.751689</text:p>
          </table:table-cell>
          <table:table-cell table:formula="of:=([.B8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5]-[.F$2])^2" office:value-type="float" office:value="0.751689000000001">
            <text:p>0.751689</text:p>
          </table:table-cell>
          <table:table-cell table:formula="of:=([.B8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6]-[.F$2])^2" office:value-type="float" office:value="23.687689">
            <text:p>23.687689</text:p>
          </table:table-cell>
          <table:table-cell table:formula="of:=([.B86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7]-[.F$2])^2" office:value-type="float" office:value="3.485689">
            <text:p>3.485689</text:p>
          </table:table-cell>
          <table:table-cell table:formula="of:=([.B8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8]-[.F$2])^2" office:value-type="float" office:value="0.0176889999999998">
            <text:p>0.017689</text:p>
          </table:table-cell>
          <table:table-cell table:formula="of:=([.B88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9]-[.F$2])^2" office:value-type="float" office:value="8.219689">
            <text:p>8.219689</text:p>
          </table:table-cell>
          <table:table-cell table:formula="of:=([.B89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formula="of:=([.A90]-[.F$2])^2" office:value-type="float" office:value="4.549689">
            <text:p>4.549689</text:p>
          </table:table-cell>
          <table:table-cell table:formula="of:=([.B90]-[.J$2])^2" office:value-type="float" office:value="280.998169">
            <text:p>280.99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]-[.F$2])^2" office:value-type="float" office:value="0.0176889999999998">
            <text:p>0.017689</text:p>
          </table:table-cell>
          <table:table-cell table:formula="of:=([.B9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2]-[.F$2])^2" office:value-type="float" office:value="0.0176889999999998">
            <text:p>0.017689</text:p>
          </table:table-cell>
          <table:table-cell table:formula="of:=([.B9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]-[.F$2])^2" office:value-type="float" office:value="0.751689000000001">
            <text:p>0.751689</text:p>
          </table:table-cell>
          <table:table-cell table:formula="of:=([.B9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4]-[.F$2])^2" office:value-type="float" office:value="0.751689000000001">
            <text:p>0.751689</text:p>
          </table:table-cell>
          <table:table-cell table:formula="of:=([.B9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5]-[.F$2])^2" office:value-type="float" office:value="0.751689000000001">
            <text:p>0.751689</text:p>
          </table:table-cell>
          <table:table-cell table:formula="of:=([.B9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6]-[.F$2])^2" office:value-type="float" office:value="0.751689000000001">
            <text:p>0.751689</text:p>
          </table:table-cell>
          <table:table-cell table:formula="of:=([.B9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7]-[.F$2])^2" office:value-type="float" office:value="0.751689000000001">
            <text:p>0.751689</text:p>
          </table:table-cell>
          <table:table-cell table:formula="of:=([.B9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8]-[.F$2])^2" office:value-type="float" office:value="0.751689000000001">
            <text:p>0.751689</text:p>
          </table:table-cell>
          <table:table-cell table:formula="of:=([.B9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9]-[.F$2])^2" office:value-type="float" office:value="0.0176889999999998">
            <text:p>0.017689</text:p>
          </table:table-cell>
          <table:table-cell table:formula="of:=([.B9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0]-[.F$2])^2" office:value-type="float" office:value="0.751689000000001">
            <text:p>0.751689</text:p>
          </table:table-cell>
          <table:table-cell table:formula="of:=([.B10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01]-[.F$2])^2" office:value-type="float" office:value="3.485689">
            <text:p>3.485689</text:p>
          </table:table-cell>
          <table:table-cell table:formula="of:=([.B10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02]-[.F$2])^2" office:value-type="float" office:value="23.687689">
            <text:p>23.687689</text:p>
          </table:table-cell>
          <table:table-cell table:formula="of:=([.B102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03]-[.F$2])^2" office:value-type="float" office:value="3.485689">
            <text:p>3.485689</text:p>
          </table:table-cell>
          <table:table-cell table:formula="of:=([.B10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04]-[.F$2])^2" office:value-type="float" office:value="23.687689">
            <text:p>23.687689</text:p>
          </table:table-cell>
          <table:table-cell table:formula="of:=([.B104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5]-[.F$2])^2" office:value-type="float" office:value="0.751689000000001">
            <text:p>0.751689</text:p>
          </table:table-cell>
          <table:table-cell table:formula="of:=([.B10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06]-[.F$2])^2" office:value-type="float" office:value="0.0176889999999998">
            <text:p>0.017689</text:p>
          </table:table-cell>
          <table:table-cell table:formula="of:=([.B10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7]-[.F$2])^2" office:value-type="float" office:value="0.751689000000001">
            <text:p>0.751689</text:p>
          </table:table-cell>
          <table:table-cell table:formula="of:=([.B10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8]-[.F$2])^2" office:value-type="float" office:value="0.751689000000001">
            <text:p>0.751689</text:p>
          </table:table-cell>
          <table:table-cell table:formula="of:=([.B10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109]-[.F$2])^2" office:value-type="float" office:value="0.751689000000001">
            <text:p>0.751689</text:p>
          </table:table-cell>
          <table:table-cell table:formula="of:=([.B109]-[.J$2])^2" office:value-type="float" office:value="22.686169">
            <text:p>22.68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10]-[.F$2])^2" office:value-type="float" office:value="3.485689">
            <text:p>3.485689</text:p>
          </table:table-cell>
          <table:table-cell table:formula="of:=([.B110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11]-[.F$2])^2" office:value-type="float" office:value="23.687689">
            <text:p>23.687689</text:p>
          </table:table-cell>
          <table:table-cell table:formula="of:=([.B111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12]-[.F$2])^2" office:value-type="float" office:value="0.751689000000001">
            <text:p>0.751689</text:p>
          </table:table-cell>
          <table:table-cell table:formula="of:=([.B11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13]-[.F$2])^2" office:value-type="float" office:value="0.751689000000001">
            <text:p>0.751689</text:p>
          </table:table-cell>
          <table:table-cell table:formula="of:=([.B11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14]-[.F$2])^2" office:value-type="float" office:value="3.485689">
            <text:p>3.485689</text:p>
          </table:table-cell>
          <table:table-cell table:formula="of:=([.B11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15]-[.F$2])^2" office:value-type="float" office:value="0.751689000000001">
            <text:p>0.751689</text:p>
          </table:table-cell>
          <table:table-cell table:formula="of:=([.B11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16]-[.F$2])^2" office:value-type="float" office:value="0.751689000000001">
            <text:p>0.751689</text:p>
          </table:table-cell>
          <table:table-cell table:formula="of:=([.B11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17]-[.F$2])^2" office:value-type="float" office:value="3.485689">
            <text:p>3.485689</text:p>
          </table:table-cell>
          <table:table-cell table:formula="of:=([.B11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18]-[.F$2])^2" office:value-type="float" office:value="23.687689">
            <text:p>23.687689</text:p>
          </table:table-cell>
          <table:table-cell table:formula="of:=([.B118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19]-[.F$2])^2" office:value-type="float" office:value="0.751689000000001">
            <text:p>0.751689</text:p>
          </table:table-cell>
          <table:table-cell table:formula="of:=([.B11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20]-[.F$2])^2" office:value-type="float" office:value="0.0176889999999998">
            <text:p>0.017689</text:p>
          </table:table-cell>
          <table:table-cell table:formula="of:=([.B12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121]-[.F$2])^2" office:value-type="float" office:value="4.549689">
            <text:p>4.549689</text:p>
          </table:table-cell>
          <table:table-cell table:formula="of:=([.B121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22]-[.F$2])^2" office:value-type="float" office:value="0.751689000000001">
            <text:p>0.751689</text:p>
          </table:table-cell>
          <table:table-cell table:formula="of:=([.B122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23]-[.F$2])^2" office:value-type="float" office:value="0.751689000000001">
            <text:p>0.751689</text:p>
          </table:table-cell>
          <table:table-cell table:formula="of:=([.B12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24]-[.F$2])^2" office:value-type="float" office:value="0.751689000000001">
            <text:p>0.751689</text:p>
          </table:table-cell>
          <table:table-cell table:formula="of:=([.B12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25]-[.F$2])^2" office:value-type="float" office:value="0.751689000000001">
            <text:p>0.751689</text:p>
          </table:table-cell>
          <table:table-cell table:formula="of:=([.B12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26]-[.F$2])^2" office:value-type="float" office:value="3.485689">
            <text:p>3.485689</text:p>
          </table:table-cell>
          <table:table-cell table:formula="of:=([.B12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27]-[.F$2])^2" office:value-type="float" office:value="3.485689">
            <text:p>3.485689</text:p>
          </table:table-cell>
          <table:table-cell table:formula="of:=([.B12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128]-[.F$2])^2" office:value-type="float" office:value="147.209689">
            <text:p>147.209689</text:p>
          </table:table-cell>
          <table:table-cell table:formula="of:=([.B12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29]-[.F$2])^2" office:value-type="float" office:value="0.751689000000001">
            <text:p>0.751689</text:p>
          </table:table-cell>
          <table:table-cell table:formula="of:=([.B12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30]-[.F$2])^2" office:value-type="float" office:value="0.751689000000001">
            <text:p>0.751689</text:p>
          </table:table-cell>
          <table:table-cell table:formula="of:=([.B13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31]-[.F$2])^2" office:value-type="float" office:value="8.219689">
            <text:p>8.219689</text:p>
          </table:table-cell>
          <table:table-cell table:formula="of:=([.B131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32]-[.F$2])^2" office:value-type="float" office:value="23.687689">
            <text:p>23.687689</text:p>
          </table:table-cell>
          <table:table-cell table:formula="of:=([.B132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33]-[.F$2])^2" office:value-type="float" office:value="0.0176889999999998">
            <text:p>0.017689</text:p>
          </table:table-cell>
          <table:table-cell table:formula="of:=([.B13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4]-[.F$2])^2" office:value-type="float" office:value="0.751689000000001">
            <text:p>0.751689</text:p>
          </table:table-cell>
          <table:table-cell table:formula="of:=([.B13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5]-[.F$2])^2" office:value-type="float" office:value="0.751689000000001">
            <text:p>0.751689</text:p>
          </table:table-cell>
          <table:table-cell table:formula="of:=([.B13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6]-[.F$2])^2" office:value-type="float" office:value="0.751689000000001">
            <text:p>0.751689</text:p>
          </table:table-cell>
          <table:table-cell table:formula="of:=([.B13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7]-[.F$2])^2" office:value-type="float" office:value="0.751689000000001">
            <text:p>0.751689</text:p>
          </table:table-cell>
          <table:table-cell table:formula="of:=([.B13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38]-[.F$2])^2" office:value-type="float" office:value="3.485689">
            <text:p>3.485689</text:p>
          </table:table-cell>
          <table:table-cell table:formula="of:=([.B13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9]-[.F$2])^2" office:value-type="float" office:value="0.751689000000001">
            <text:p>0.751689</text:p>
          </table:table-cell>
          <table:table-cell table:formula="of:=([.B13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0]-[.F$2])^2" office:value-type="float" office:value="0.751689000000001">
            <text:p>0.751689</text:p>
          </table:table-cell>
          <table:table-cell table:formula="of:=([.B14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1]-[.F$2])^2" office:value-type="float" office:value="0.0176889999999998">
            <text:p>0.017689</text:p>
          </table:table-cell>
          <table:table-cell table:formula="of:=([.B14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42]-[.F$2])^2" office:value-type="float" office:value="0.0176889999999998">
            <text:p>0.017689</text:p>
          </table:table-cell>
          <table:table-cell table:formula="of:=([.B14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43]-[.F$2])^2" office:value-type="float" office:value="3.485689">
            <text:p>3.485689</text:p>
          </table:table-cell>
          <table:table-cell table:formula="of:=([.B14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4]-[.F$2])^2" office:value-type="float" office:value="0.0176889999999998">
            <text:p>0.017689</text:p>
          </table:table-cell>
          <table:table-cell table:formula="of:=([.B14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5]-[.F$2])^2" office:value-type="float" office:value="0.751689000000001">
            <text:p>0.751689</text:p>
          </table:table-cell>
          <table:table-cell table:formula="of:=([.B14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146]-[.F$2])^2" office:value-type="float" office:value="199.741689">
            <text:p>199.741689</text:p>
          </table:table-cell>
          <table:table-cell table:formula="of:=([.B146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47]-[.F$2])^2" office:value-type="float" office:value="0.0176889999999998">
            <text:p>0.017689</text:p>
          </table:table-cell>
          <table:table-cell table:formula="of:=([.B14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8]-[.F$2])^2" office:value-type="float" office:value="0.751689000000001">
            <text:p>0.751689</text:p>
          </table:table-cell>
          <table:table-cell table:formula="of:=([.B14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9]-[.F$2])^2" office:value-type="float" office:value="0.751689000000001">
            <text:p>0.751689</text:p>
          </table:table-cell>
          <table:table-cell table:formula="of:=([.B14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50]-[.F$2])^2" office:value-type="float" office:value="1.283689">
            <text:p>1.283689</text:p>
          </table:table-cell>
          <table:table-cell table:formula="of:=([.B15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1]-[.F$2])^2" office:value-type="float" office:value="0.751689000000001">
            <text:p>0.751689</text:p>
          </table:table-cell>
          <table:table-cell table:formula="of:=([.B15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2]-[.F$2])^2" office:value-type="float" office:value="0.751689000000001">
            <text:p>0.751689</text:p>
          </table:table-cell>
          <table:table-cell table:formula="of:=([.B15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53]-[.F$2])^2" office:value-type="float" office:value="23.687689">
            <text:p>23.687689</text:p>
          </table:table-cell>
          <table:table-cell table:formula="of:=([.B153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54]-[.F$2])^2" office:value-type="float" office:value="3.485689">
            <text:p>3.485689</text:p>
          </table:table-cell>
          <table:table-cell table:formula="of:=([.B15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5]-[.F$2])^2" office:value-type="float" office:value="0.751689000000001">
            <text:p>0.751689</text:p>
          </table:table-cell>
          <table:table-cell table:formula="of:=([.B15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6]-[.F$2])^2" office:value-type="float" office:value="0.751689000000001">
            <text:p>0.751689</text:p>
          </table:table-cell>
          <table:table-cell table:formula="of:=([.B15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7]-[.F$2])^2" office:value-type="float" office:value="0.751689000000001">
            <text:p>0.751689</text:p>
          </table:table-cell>
          <table:table-cell table:formula="of:=([.B15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8]-[.F$2])^2" office:value-type="float" office:value="0.751689000000001">
            <text:p>0.751689</text:p>
          </table:table-cell>
          <table:table-cell table:formula="of:=([.B15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59]-[.F$2])^2" office:value-type="float" office:value="1.283689">
            <text:p>1.283689</text:p>
          </table:table-cell>
          <table:table-cell table:formula="of:=([.B15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160]-[.F$2])^2" office:value-type="float" office:value="17.081689">
            <text:p>17.081689</text:p>
          </table:table-cell>
          <table:table-cell table:formula="of:=([.B160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1]-[.F$2])^2" office:value-type="float" office:value="0.751689000000001">
            <text:p>0.751689</text:p>
          </table:table-cell>
          <table:table-cell table:formula="of:=([.B16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2]-[.F$2])^2" office:value-type="float" office:value="0.751689000000001">
            <text:p>0.751689</text:p>
          </table:table-cell>
          <table:table-cell table:formula="of:=([.B16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163]-[.F$2])^2" office:value-type="float" office:value="9.81568899999999">
            <text:p>9.815689</text:p>
          </table:table-cell>
          <table:table-cell table:formula="of:=([.B163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64]-[.F$2])^2" office:value-type="float" office:value="0.751689000000001">
            <text:p>0.751689</text:p>
          </table:table-cell>
          <table:table-cell table:formula="of:=([.B16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5]-[.F$2])^2" office:value-type="float" office:value="0.751689000000001">
            <text:p>0.751689</text:p>
          </table:table-cell>
          <table:table-cell table:formula="of:=([.B16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66]-[.F$2])^2" office:value-type="float" office:value="23.687689">
            <text:p>23.687689</text:p>
          </table:table-cell>
          <table:table-cell table:formula="of:=([.B166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167]-[.F$2])^2" office:value-type="float" office:value="1.283689">
            <text:p>1.283689</text:p>
          </table:table-cell>
          <table:table-cell table:formula="of:=([.B167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168]-[.F$2])^2" office:value-type="float" office:value="50.879689">
            <text:p>50.879689</text:p>
          </table:table-cell>
          <table:table-cell table:formula="of:=([.B168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9]-[.F$2])^2" office:value-type="float" office:value="0.751689000000001">
            <text:p>0.751689</text:p>
          </table:table-cell>
          <table:table-cell table:formula="of:=([.B16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0]-[.F$2])^2" office:value-type="float" office:value="0.751689000000001">
            <text:p>0.751689</text:p>
          </table:table-cell>
          <table:table-cell table:formula="of:=([.B17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71]-[.F$2])^2" office:value-type="float" office:value="3.485689">
            <text:p>3.485689</text:p>
          </table:table-cell>
          <table:table-cell table:formula="of:=([.B17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2]-[.F$2])^2" office:value-type="float" office:value="0.751689000000001">
            <text:p>0.751689</text:p>
          </table:table-cell>
          <table:table-cell table:formula="of:=([.B17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3]-[.F$2])^2" office:value-type="float" office:value="0.751689000000001">
            <text:p>0.751689</text:p>
          </table:table-cell>
          <table:table-cell table:formula="of:=([.B17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4]-[.F$2])^2" office:value-type="float" office:value="0.751689000000001">
            <text:p>0.751689</text:p>
          </table:table-cell>
          <table:table-cell table:formula="of:=([.B17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175]-[.F$2])^2" office:value-type="float" office:value="26.347689">
            <text:p>26.347689</text:p>
          </table:table-cell>
          <table:table-cell table:formula="of:=([.B175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6]-[.F$2])^2" office:value-type="float" office:value="0.751689000000001">
            <text:p>0.751689</text:p>
          </table:table-cell>
          <table:table-cell table:formula="of:=([.B17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77]-[.F$2])^2" office:value-type="float" office:value="0.751689000000001">
            <text:p>0.751689</text:p>
          </table:table-cell>
          <table:table-cell table:formula="of:=([.B177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8]-[.F$2])^2" office:value-type="float" office:value="0.751689000000001">
            <text:p>0.751689</text:p>
          </table:table-cell>
          <table:table-cell table:formula="of:=([.B17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9]-[.F$2])^2" office:value-type="float" office:value="0.751689000000001">
            <text:p>0.751689</text:p>
          </table:table-cell>
          <table:table-cell table:formula="of:=([.B17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80]-[.F$2])^2" office:value-type="float" office:value="0.751689000000001">
            <text:p>0.751689</text:p>
          </table:table-cell>
          <table:table-cell table:formula="of:=([.B18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1]-[.F$2])^2" office:value-type="float" office:value="0.751689000000001">
            <text:p>0.751689</text:p>
          </table:table-cell>
          <table:table-cell table:formula="of:=([.B18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82]-[.F$2])^2" office:value-type="float" office:value="3.485689">
            <text:p>3.485689</text:p>
          </table:table-cell>
          <table:table-cell table:formula="of:=([.B18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3]-[.F$2])^2" office:value-type="float" office:value="0.751689000000001">
            <text:p>0.751689</text:p>
          </table:table-cell>
          <table:table-cell table:formula="of:=([.B18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4]-[.F$2])^2" office:value-type="float" office:value="0.751689000000001">
            <text:p>0.751689</text:p>
          </table:table-cell>
          <table:table-cell table:formula="of:=([.B18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5]-[.F$2])^2" office:value-type="float" office:value="0.0176889999999998">
            <text:p>0.017689</text:p>
          </table:table-cell>
          <table:table-cell table:formula="of:=([.B18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6]-[.F$2])^2" office:value-type="float" office:value="0.0176889999999998">
            <text:p>0.017689</text:p>
          </table:table-cell>
          <table:table-cell table:formula="of:=([.B18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7]-[.F$2])^2" office:value-type="float" office:value="0.751689000000001">
            <text:p>0.751689</text:p>
          </table:table-cell>
          <table:table-cell table:formula="of:=([.B18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88]-[.F$2])^2" office:value-type="float" office:value="0.0176889999999998">
            <text:p>0.017689</text:p>
          </table:table-cell>
          <table:table-cell table:formula="of:=([.B18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89]-[.F$2])^2" office:value-type="float" office:value="0.0176889999999998">
            <text:p>0.017689</text:p>
          </table:table-cell>
          <table:table-cell table:formula="of:=([.B18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0]-[.F$2])^2" office:value-type="float" office:value="0.0176889999999998">
            <text:p>0.017689</text:p>
          </table:table-cell>
          <table:table-cell table:formula="of:=([.B19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91]-[.F$2])^2" office:value-type="float" office:value="0.751689000000001">
            <text:p>0.751689</text:p>
          </table:table-cell>
          <table:table-cell table:formula="of:=([.B19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92]-[.F$2])^2" office:value-type="float" office:value="0.751689000000001">
            <text:p>0.751689</text:p>
          </table:table-cell>
          <table:table-cell table:formula="of:=([.B19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93]-[.F$2])^2" office:value-type="float" office:value="0.751689000000001">
            <text:p>0.751689</text:p>
          </table:table-cell>
          <table:table-cell table:formula="of:=([.B19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94]-[.F$2])^2" office:value-type="float" office:value="0.751689000000001">
            <text:p>0.751689</text:p>
          </table:table-cell>
          <table:table-cell table:formula="of:=([.B19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95]-[.F$2])^2" office:value-type="float" office:value="0.751689000000001">
            <text:p>0.751689</text:p>
          </table:table-cell>
          <table:table-cell table:formula="of:=([.B19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6]-[.F$2])^2" office:value-type="float" office:value="0.0176889999999998">
            <text:p>0.017689</text:p>
          </table:table-cell>
          <table:table-cell table:formula="of:=([.B19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97]-[.F$2])^2" office:value-type="float" office:value="0.751689000000001">
            <text:p>0.751689</text:p>
          </table:table-cell>
          <table:table-cell table:formula="of:=([.B19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8]-[.F$2])^2" office:value-type="float" office:value="0.0176889999999998">
            <text:p>0.017689</text:p>
          </table:table-cell>
          <table:table-cell table:formula="of:=([.B19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99]-[.F$2])^2" office:value-type="float" office:value="0.751689000000001">
            <text:p>0.751689</text:p>
          </table:table-cell>
          <table:table-cell table:formula="of:=([.B19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00]-[.F$2])^2" office:value-type="float" office:value="0.751689000000001">
            <text:p>0.751689</text:p>
          </table:table-cell>
          <table:table-cell table:formula="of:=([.B20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01]-[.F$2])^2" office:value-type="float" office:value="0.751689000000001">
            <text:p>0.751689</text:p>
          </table:table-cell>
          <table:table-cell table:formula="of:=([.B20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02]-[.F$2])^2" office:value-type="float" office:value="0.751689000000001">
            <text:p>0.751689</text:p>
          </table:table-cell>
          <table:table-cell table:formula="of:=([.B20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03]-[.F$2])^2" office:value-type="float" office:value="23.687689">
            <text:p>23.687689</text:p>
          </table:table-cell>
          <table:table-cell table:formula="of:=([.B203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04]-[.F$2])^2" office:value-type="float" office:value="0.751689000000001">
            <text:p>0.751689</text:p>
          </table:table-cell>
          <table:table-cell table:formula="of:=([.B20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05]-[.F$2])^2" office:value-type="float" office:value="0.0176889999999998">
            <text:p>0.017689</text:p>
          </table:table-cell>
          <table:table-cell table:formula="of:=([.B20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formula="of:=([.A206]-[.F$2])^2" office:value-type="float" office:value="50.879689">
            <text:p>50.879689</text:p>
          </table:table-cell>
          <table:table-cell table:formula="of:=([.B206]-[.J$2])^2" office:value-type="float" office:value="315.524169">
            <text:p>315.52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07]-[.F$2])^2" office:value-type="float" office:value="0.751689000000001">
            <text:p>0.751689</text:p>
          </table:table-cell>
          <table:table-cell table:formula="of:=([.B207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208]-[.F$2])^2" office:value-type="float" office:value="0.751689000000001">
            <text:p>0.751689</text:p>
          </table:table-cell>
          <table:table-cell table:formula="of:=([.B208]-[.J$2])^2" office:value-type="float" office:value="14.160169">
            <text:p>14.16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09]-[.F$2])^2" office:value-type="float" office:value="0.751689000000001">
            <text:p>0.751689</text:p>
          </table:table-cell>
          <table:table-cell table:formula="of:=([.B20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10]-[.F$2])^2" office:value-type="float" office:value="0.0176889999999998">
            <text:p>0.017689</text:p>
          </table:table-cell>
          <table:table-cell table:formula="of:=([.B21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11]-[.F$2])^2" office:value-type="float" office:value="0.751689000000001">
            <text:p>0.751689</text:p>
          </table:table-cell>
          <table:table-cell table:formula="of:=([.B21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12]-[.F$2])^2" office:value-type="float" office:value="3.485689">
            <text:p>3.485689</text:p>
          </table:table-cell>
          <table:table-cell table:formula="of:=([.B21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213]-[.F$2])^2" office:value-type="float" office:value="37.613689">
            <text:p>37.613689</text:p>
          </table:table-cell>
          <table:table-cell table:formula="of:=([.B213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14]-[.F$2])^2" office:value-type="float" office:value="0.751689000000001">
            <text:p>0.751689</text:p>
          </table:table-cell>
          <table:table-cell table:formula="of:=([.B21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15]-[.F$2])^2" office:value-type="float" office:value="0.751689000000001">
            <text:p>0.751689</text:p>
          </table:table-cell>
          <table:table-cell table:formula="of:=([.B21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16]-[.F$2])^2" office:value-type="float" office:value="0.751689000000001">
            <text:p>0.751689</text:p>
          </table:table-cell>
          <table:table-cell table:formula="of:=([.B21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17]-[.F$2])^2" office:value-type="float" office:value="1.283689">
            <text:p>1.283689</text:p>
          </table:table-cell>
          <table:table-cell table:formula="of:=([.B21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18]-[.F$2])^2" office:value-type="float" office:value="0.0176889999999998">
            <text:p>0.017689</text:p>
          </table:table-cell>
          <table:table-cell table:formula="of:=([.B21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formula="of:=([.A219]-[.F$2])^2" office:value-type="float" office:value="83.411689">
            <text:p>83.411689</text:p>
          </table:table-cell>
          <table:table-cell table:formula="of:=([.B219]-[.J$2])^2" office:value-type="float" office:value="76.790169">
            <text:p>76.79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0]-[.F$2])^2" office:value-type="float" office:value="0.751689000000001">
            <text:p>0.751689</text:p>
          </table:table-cell>
          <table:table-cell table:formula="of:=([.B22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21]-[.F$2])^2" office:value-type="float" office:value="0.751689000000001">
            <text:p>0.751689</text:p>
          </table:table-cell>
          <table:table-cell table:formula="of:=([.B22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2]-[.F$2])^2" office:value-type="float" office:value="0.751689000000001">
            <text:p>0.751689</text:p>
          </table:table-cell>
          <table:table-cell table:formula="of:=([.B22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23]-[.F$2])^2" office:value-type="float" office:value="1.283689">
            <text:p>1.283689</text:p>
          </table:table-cell>
          <table:table-cell table:formula="of:=([.B22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24]-[.F$2])^2" office:value-type="float" office:value="0.0176889999999998">
            <text:p>0.017689</text:p>
          </table:table-cell>
          <table:table-cell table:formula="of:=([.B22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225]-[.F$2])^2" office:value-type="float" office:value="0.751689000000001">
            <text:p>0.751689</text:p>
          </table:table-cell>
          <table:table-cell table:formula="of:=([.B225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26]-[.F$2])^2" office:value-type="float" office:value="0.751689000000001">
            <text:p>0.751689</text:p>
          </table:table-cell>
          <table:table-cell table:formula="of:=([.B22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7]-[.F$2])^2" office:value-type="float" office:value="0.751689000000001">
            <text:p>0.751689</text:p>
          </table:table-cell>
          <table:table-cell table:formula="of:=([.B22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28]-[.F$2])^2" office:value-type="float" office:value="0.0176889999999998">
            <text:p>0.017689</text:p>
          </table:table-cell>
          <table:table-cell table:formula="of:=([.B22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9]-[.F$2])^2" office:value-type="float" office:value="0.751689000000001">
            <text:p>0.751689</text:p>
          </table:table-cell>
          <table:table-cell table:formula="of:=([.B22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30]-[.F$2])^2" office:value-type="float" office:value="0.0176889999999998">
            <text:p>0.017689</text:p>
          </table:table-cell>
          <table:table-cell table:formula="of:=([.B23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31]-[.F$2])^2" office:value-type="float" office:value="0.0176889999999998">
            <text:p>0.017689</text:p>
          </table:table-cell>
          <table:table-cell table:formula="of:=([.B23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32]-[.F$2])^2" office:value-type="float" office:value="0.751689000000001">
            <text:p>0.751689</text:p>
          </table:table-cell>
          <table:table-cell table:formula="of:=([.B23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33]-[.F$2])^2" office:value-type="float" office:value="0.751689000000001">
            <text:p>0.751689</text:p>
          </table:table-cell>
          <table:table-cell table:formula="of:=([.B23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34]-[.F$2])^2" office:value-type="float" office:value="3.485689">
            <text:p>3.485689</text:p>
          </table:table-cell>
          <table:table-cell table:formula="of:=([.B23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([.A235]-[.F$2])^2" office:value-type="float" office:value="50.879689">
            <text:p>50.879689</text:p>
          </table:table-cell>
          <table:table-cell table:formula="of:=([.B235]-[.J$2])^2" office:value-type="float" office:value="390.576169">
            <text:p>390.57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36]-[.F$2])^2" office:value-type="float" office:value="0.751689000000001">
            <text:p>0.751689</text:p>
          </table:table-cell>
          <table:table-cell table:formula="of:=([.B23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37]-[.F$2])^2" office:value-type="float" office:value="23.687689">
            <text:p>23.687689</text:p>
          </table:table-cell>
          <table:table-cell table:formula="of:=([.B237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38]-[.F$2])^2" office:value-type="float" office:value="0.751689000000001">
            <text:p>0.751689</text:p>
          </table:table-cell>
          <table:table-cell table:formula="of:=([.B23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39]-[.F$2])^2" office:value-type="float" office:value="3.485689">
            <text:p>3.485689</text:p>
          </table:table-cell>
          <table:table-cell table:formula="of:=([.B23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40]-[.F$2])^2" office:value-type="float" office:value="0.751689000000001">
            <text:p>0.751689</text:p>
          </table:table-cell>
          <table:table-cell table:formula="of:=([.B24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41]-[.F$2])^2" office:value-type="float" office:value="0.751689000000001">
            <text:p>0.751689</text:p>
          </table:table-cell>
          <table:table-cell table:formula="of:=([.B24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42]-[.F$2])^2" office:value-type="float" office:value="0.751689000000001">
            <text:p>0.751689</text:p>
          </table:table-cell>
          <table:table-cell table:formula="of:=([.B24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243]-[.F$2])^2" office:value-type="float" office:value="9.81568899999999">
            <text:p>9.815689</text:p>
          </table:table-cell>
          <table:table-cell table:formula="of:=([.B243]-[.J$2])^2" office:value-type="float" office:value="3.108169">
            <text:p>3.108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44]-[.F$2])^2" office:value-type="float" office:value="23.687689">
            <text:p>23.687689</text:p>
          </table:table-cell>
          <table:table-cell table:formula="of:=([.B244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45]-[.F$2])^2" office:value-type="float" office:value="0.751689000000001">
            <text:p>0.751689</text:p>
          </table:table-cell>
          <table:table-cell table:formula="of:=([.B24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46]-[.F$2])^2" office:value-type="float" office:value="0.0176889999999998">
            <text:p>0.017689</text:p>
          </table:table-cell>
          <table:table-cell table:formula="of:=([.B24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47]-[.F$2])^2" office:value-type="float" office:value="0.751689000000001">
            <text:p>0.751689</text:p>
          </table:table-cell>
          <table:table-cell table:formula="of:=([.B24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48]-[.F$2])^2" office:value-type="float" office:value="3.485689">
            <text:p>3.485689</text:p>
          </table:table-cell>
          <table:table-cell table:formula="of:=([.B24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49]-[.F$2])^2" office:value-type="float" office:value="0.0176889999999998">
            <text:p>0.017689</text:p>
          </table:table-cell>
          <table:table-cell table:formula="of:=([.B24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0]-[.F$2])^2" office:value-type="float" office:value="0.751689000000001">
            <text:p>0.751689</text:p>
          </table:table-cell>
          <table:table-cell table:formula="of:=([.B25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251]-[.F$2])^2" office:value-type="float" office:value="4.549689">
            <text:p>4.549689</text:p>
          </table:table-cell>
          <table:table-cell table:formula="of:=([.B251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52]-[.F$2])^2" office:value-type="float" office:value="0.751689000000001">
            <text:p>0.751689</text:p>
          </table:table-cell>
          <table:table-cell table:formula="of:=([.B25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53]-[.F$2])^2" office:value-type="float" office:value="0.751689000000001">
            <text:p>0.751689</text:p>
          </table:table-cell>
          <table:table-cell table:formula="of:=([.B25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54]-[.F$2])^2" office:value-type="float" office:value="0.751689000000001">
            <text:p>0.751689</text:p>
          </table:table-cell>
          <table:table-cell table:formula="of:=([.B25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5]-[.F$2])^2" office:value-type="float" office:value="0.751689000000001">
            <text:p>0.751689</text:p>
          </table:table-cell>
          <table:table-cell table:formula="of:=([.B25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([.A256]-[.F$2])^2" office:value-type="float" office:value="26.347689">
            <text:p>26.347689</text:p>
          </table:table-cell>
          <table:table-cell table:formula="of:=([.B256]-[.J$2])^2" office:value-type="float" office:value="390.576169">
            <text:p>390.57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57]-[.F$2])^2" office:value-type="float" office:value="3.485689">
            <text:p>3.485689</text:p>
          </table:table-cell>
          <table:table-cell table:formula="of:=([.B25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58]-[.F$2])^2" office:value-type="float" office:value="0.0176889999999998">
            <text:p>0.017689</text:p>
          </table:table-cell>
          <table:table-cell table:formula="of:=([.B25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9]-[.F$2])^2" office:value-type="float" office:value="0.751689000000001">
            <text:p>0.751689</text:p>
          </table:table-cell>
          <table:table-cell table:formula="of:=([.B25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0]-[.F$2])^2" office:value-type="float" office:value="0.751689000000001">
            <text:p>0.751689</text:p>
          </table:table-cell>
          <table:table-cell table:formula="of:=([.B26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61]-[.F$2])^2" office:value-type="float" office:value="0.0176889999999998">
            <text:p>0.017689</text:p>
          </table:table-cell>
          <table:table-cell table:formula="of:=([.B26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62]-[.F$2])^2" office:value-type="float" office:value="3.485689">
            <text:p>3.485689</text:p>
          </table:table-cell>
          <table:table-cell table:formula="of:=([.B26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63]-[.F$2])^2" office:value-type="float" office:value="0.751689000000001">
            <text:p>0.751689</text:p>
          </table:table-cell>
          <table:table-cell table:formula="of:=([.B26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64]-[.F$2])^2" office:value-type="float" office:value="0.0176889999999998">
            <text:p>0.017689</text:p>
          </table:table-cell>
          <table:table-cell table:formula="of:=([.B26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65]-[.F$2])^2" office:value-type="float" office:value="0.0176889999999998">
            <text:p>0.017689</text:p>
          </table:table-cell>
          <table:table-cell table:formula="of:=([.B26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66]-[.F$2])^2" office:value-type="float" office:value="0.751689000000001">
            <text:p>0.751689</text:p>
          </table:table-cell>
          <table:table-cell table:formula="of:=([.B26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67]-[.F$2])^2" office:value-type="float" office:value="23.687689">
            <text:p>23.687689</text:p>
          </table:table-cell>
          <table:table-cell table:formula="of:=([.B267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268]-[.F$2])^2" office:value-type="float" office:value="50.879689">
            <text:p>50.879689</text:p>
          </table:table-cell>
          <table:table-cell table:formula="of:=([.B268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69]-[.F$2])^2" office:value-type="float" office:value="3.485689">
            <text:p>3.485689</text:p>
          </table:table-cell>
          <table:table-cell table:formula="of:=([.B26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0]-[.F$2])^2" office:value-type="float" office:value="0.751689000000001">
            <text:p>0.751689</text:p>
          </table:table-cell>
          <table:table-cell table:formula="of:=([.B27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71]-[.F$2])^2" office:value-type="float" office:value="3.485689">
            <text:p>3.485689</text:p>
          </table:table-cell>
          <table:table-cell table:formula="of:=([.B27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2]-[.F$2])^2" office:value-type="float" office:value="0.751689000000001">
            <text:p>0.751689</text:p>
          </table:table-cell>
          <table:table-cell table:formula="of:=([.B27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73]-[.F$2])^2" office:value-type="float" office:value="0.0176889999999998">
            <text:p>0.017689</text:p>
          </table:table-cell>
          <table:table-cell table:formula="of:=([.B27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4]-[.F$2])^2" office:value-type="float" office:value="0.751689000000001">
            <text:p>0.751689</text:p>
          </table:table-cell>
          <table:table-cell table:formula="of:=([.B27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5]-[.F$2])^2" office:value-type="float" office:value="0.751689000000001">
            <text:p>0.751689</text:p>
          </table:table-cell>
          <table:table-cell table:formula="of:=([.B27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6]-[.F$2])^2" office:value-type="float" office:value="0.751689000000001">
            <text:p>0.751689</text:p>
          </table:table-cell>
          <table:table-cell table:formula="of:=([.B27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7]-[.F$2])^2" office:value-type="float" office:value="0.751689000000001">
            <text:p>0.751689</text:p>
          </table:table-cell>
          <table:table-cell table:formula="of:=([.B27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8]-[.F$2])^2" office:value-type="float" office:value="0.751689000000001">
            <text:p>0.751689</text:p>
          </table:table-cell>
          <table:table-cell table:formula="of:=([.B27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formula="of:=([.A279]-[.F$2])^2" office:value-type="float" office:value="9.81568899999999">
            <text:p>9.815689</text:p>
          </table:table-cell>
          <table:table-cell table:formula="of:=([.B279]-[.J$2])^2" office:value-type="float" office:value="431.102169">
            <text:p>431.10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0]-[.F$2])^2" office:value-type="float" office:value="0.0176889999999998">
            <text:p>0.017689</text:p>
          </table:table-cell>
          <table:table-cell table:formula="of:=([.B28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1]-[.F$2])^2" office:value-type="float" office:value="0.751689000000001">
            <text:p>0.751689</text:p>
          </table:table-cell>
          <table:table-cell table:formula="of:=([.B28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82]-[.F$2])^2" office:value-type="float" office:value="23.687689">
            <text:p>23.687689</text:p>
          </table:table-cell>
          <table:table-cell table:formula="of:=([.B282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3]-[.F$2])^2" office:value-type="float" office:value="0.0176889999999998">
            <text:p>0.017689</text:p>
          </table:table-cell>
          <table:table-cell table:formula="of:=([.B28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4]-[.F$2])^2" office:value-type="float" office:value="0.751689000000001">
            <text:p>0.751689</text:p>
          </table:table-cell>
          <table:table-cell table:formula="of:=([.B28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5]-[.F$2])^2" office:value-type="float" office:value="0.751689000000001">
            <text:p>0.751689</text:p>
          </table:table-cell>
          <table:table-cell table:formula="of:=([.B28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6]-[.F$2])^2" office:value-type="float" office:value="0.751689000000001">
            <text:p>0.751689</text:p>
          </table:table-cell>
          <table:table-cell table:formula="of:=([.B28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7]-[.F$2])^2" office:value-type="float" office:value="0.751689000000001">
            <text:p>0.751689</text:p>
          </table:table-cell>
          <table:table-cell table:formula="of:=([.B28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8]-[.F$2])^2" office:value-type="float" office:value="0.0176889999999998">
            <text:p>0.017689</text:p>
          </table:table-cell>
          <table:table-cell table:formula="of:=([.B28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9]-[.F$2])^2" office:value-type="float" office:value="0.0176889999999998">
            <text:p>0.017689</text:p>
          </table:table-cell>
          <table:table-cell table:formula="of:=([.B28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0]-[.F$2])^2" office:value-type="float" office:value="0.0176889999999998">
            <text:p>0.017689</text:p>
          </table:table-cell>
          <table:table-cell table:formula="of:=([.B29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1]-[.F$2])^2" office:value-type="float" office:value="0.751689000000001">
            <text:p>0.751689</text:p>
          </table:table-cell>
          <table:table-cell table:formula="of:=([.B29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2]-[.F$2])^2" office:value-type="float" office:value="0.751689000000001">
            <text:p>0.751689</text:p>
          </table:table-cell>
          <table:table-cell table:formula="of:=([.B29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3]-[.F$2])^2" office:value-type="float" office:value="0.751689000000001">
            <text:p>0.751689</text:p>
          </table:table-cell>
          <table:table-cell table:formula="of:=([.B29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4]-[.F$2])^2" office:value-type="float" office:value="0.751689000000001">
            <text:p>0.751689</text:p>
          </table:table-cell>
          <table:table-cell table:formula="of:=([.B29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5]-[.F$2])^2" office:value-type="float" office:value="0.751689000000001">
            <text:p>0.751689</text:p>
          </table:table-cell>
          <table:table-cell table:formula="of:=([.B29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6]-[.F$2])^2" office:value-type="float" office:value="0.751689000000001">
            <text:p>0.751689</text:p>
          </table:table-cell>
          <table:table-cell table:formula="of:=([.B29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7]-[.F$2])^2" office:value-type="float" office:value="0.0176889999999998">
            <text:p>0.017689</text:p>
          </table:table-cell>
          <table:table-cell table:formula="of:=([.B29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([.A298]-[.F$2])^2" office:value-type="float" office:value="172.475689">
            <text:p>172.475689</text:p>
          </table:table-cell>
          <table:table-cell table:formula="of:=([.B29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99]-[.F$2])^2" office:value-type="float" office:value="0.0176889999999998">
            <text:p>0.017689</text:p>
          </table:table-cell>
          <table:table-cell table:formula="of:=([.B29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300]-[.F$2])^2" office:value-type="float" office:value="102.677689">
            <text:p>102.677689</text:p>
          </table:table-cell>
          <table:table-cell table:formula="of:=([.B300]-[.J$2])^2" office:value-type="float" office:value="76.790169">
            <text:p>76.79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01]-[.F$2])^2" office:value-type="float" office:value="3.485689">
            <text:p>3.485689</text:p>
          </table:table-cell>
          <table:table-cell table:formula="of:=([.B30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02]-[.F$2])^2" office:value-type="float" office:value="3.485689">
            <text:p>3.485689</text:p>
          </table:table-cell>
          <table:table-cell table:formula="of:=([.B30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3]-[.F$2])^2" office:value-type="float" office:value="0.751689000000001">
            <text:p>0.751689</text:p>
          </table:table-cell>
          <table:table-cell table:formula="of:=([.B30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4]-[.F$2])^2" office:value-type="float" office:value="0.751689000000001">
            <text:p>0.751689</text:p>
          </table:table-cell>
          <table:table-cell table:formula="of:=([.B30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5]-[.F$2])^2" office:value-type="float" office:value="0.751689000000001">
            <text:p>0.751689</text:p>
          </table:table-cell>
          <table:table-cell table:formula="of:=([.B30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06]-[.F$2])^2" office:value-type="float" office:value="0.0176889999999998">
            <text:p>0.017689</text:p>
          </table:table-cell>
          <table:table-cell table:formula="of:=([.B30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307]-[.F$2])^2" office:value-type="float" office:value="23.687689">
            <text:p>23.687689</text:p>
          </table:table-cell>
          <table:table-cell table:formula="of:=([.B307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308]-[.F$2])^2" office:value-type="float" office:value="23.687689">
            <text:p>23.687689</text:p>
          </table:table-cell>
          <table:table-cell table:formula="of:=([.B308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09]-[.F$2])^2" office:value-type="float" office:value="0.751689000000001">
            <text:p>0.751689</text:p>
          </table:table-cell>
          <table:table-cell table:formula="of:=([.B30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10]-[.F$2])^2" office:value-type="float" office:value="3.485689">
            <text:p>3.485689</text:p>
          </table:table-cell>
          <table:table-cell table:formula="of:=([.B31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table:formula="of:=([.A311]-[.F$2])^2" office:value-type="float" office:value="66.145689">
            <text:p>66.145689</text:p>
          </table:table-cell>
          <table:table-cell table:formula="of:=([.B311]-[.J$2])^2" office:value-type="float" office:value="770.784169">
            <text:p>770.78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12]-[.F$2])^2" office:value-type="float" office:value="0.751689000000001">
            <text:p>0.751689</text:p>
          </table:table-cell>
          <table:table-cell table:formula="of:=([.B31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13]-[.F$2])^2" office:value-type="float" office:value="0.751689000000001">
            <text:p>0.751689</text:p>
          </table:table-cell>
          <table:table-cell table:formula="of:=([.B31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14]-[.F$2])^2" office:value-type="float" office:value="0.751689000000001">
            <text:p>0.751689</text:p>
          </table:table-cell>
          <table:table-cell table:formula="of:=([.B31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315]-[.F$2])^2" office:value-type="float" office:value="0.751689000000001">
            <text:p>0.751689</text:p>
          </table:table-cell>
          <table:table-cell table:formula="of:=([.B315]-[.J$2])^2" office:value-type="float" office:value="22.686169">
            <text:p>22.68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6]-[.F$2])^2" office:value-type="float" office:value="0.0176889999999998">
            <text:p>0.017689</text:p>
          </table:table-cell>
          <table:table-cell table:formula="of:=([.B31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7]-[.F$2])^2" office:value-type="float" office:value="0.0176889999999998">
            <text:p>0.017689</text:p>
          </table:table-cell>
          <table:table-cell table:formula="of:=([.B31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18]-[.F$2])^2" office:value-type="float" office:value="0.0176889999999998">
            <text:p>0.017689</text:p>
          </table:table-cell>
          <table:table-cell table:formula="of:=([.B31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19]-[.F$2])^2" office:value-type="float" office:value="0.751689000000001">
            <text:p>0.751689</text:p>
          </table:table-cell>
          <table:table-cell table:formula="of:=([.B31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0]-[.F$2])^2" office:value-type="float" office:value="0.751689000000001">
            <text:p>0.751689</text:p>
          </table:table-cell>
          <table:table-cell table:formula="of:=([.B32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21]-[.F$2])^2" office:value-type="float" office:value="0.751689000000001">
            <text:p>0.751689</text:p>
          </table:table-cell>
          <table:table-cell table:formula="of:=([.B32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22]-[.F$2])^2" office:value-type="float" office:value="0.751689000000001">
            <text:p>0.751689</text:p>
          </table:table-cell>
          <table:table-cell table:formula="of:=([.B32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23]-[.F$2])^2" office:value-type="float" office:value="0.751689000000001">
            <text:p>0.751689</text:p>
          </table:table-cell>
          <table:table-cell table:formula="of:=([.B323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4]-[.F$2])^2" office:value-type="float" office:value="0.751689000000001">
            <text:p>0.751689</text:p>
          </table:table-cell>
          <table:table-cell table:formula="of:=([.B32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5]-[.F$2])^2" office:value-type="float" office:value="0.751689000000001">
            <text:p>0.751689</text:p>
          </table:table-cell>
          <table:table-cell table:formula="of:=([.B32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26]-[.F$2])^2" office:value-type="float" office:value="3.485689">
            <text:p>3.485689</text:p>
          </table:table-cell>
          <table:table-cell table:formula="of:=([.B32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327]-[.F$2])^2" office:value-type="float" office:value="17.081689">
            <text:p>17.081689</text:p>
          </table:table-cell>
          <table:table-cell table:formula="of:=([.B327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8]-[.F$2])^2" office:value-type="float" office:value="0.751689000000001">
            <text:p>0.751689</text:p>
          </table:table-cell>
          <table:table-cell table:formula="of:=([.B32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29]-[.F$2])^2" office:value-type="float" office:value="0.751689000000001">
            <text:p>0.751689</text:p>
          </table:table-cell>
          <table:table-cell table:formula="of:=([.B32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30]-[.F$2])^2" office:value-type="float" office:value="3.485689">
            <text:p>3.485689</text:p>
          </table:table-cell>
          <table:table-cell table:formula="of:=([.B330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1]-[.F$2])^2" office:value-type="float" office:value="0.751689000000001">
            <text:p>0.751689</text:p>
          </table:table-cell>
          <table:table-cell table:formula="of:=([.B33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2]-[.F$2])^2" office:value-type="float" office:value="0.751689000000001">
            <text:p>0.751689</text:p>
          </table:table-cell>
          <table:table-cell table:formula="of:=([.B33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33]-[.F$2])^2" office:value-type="float" office:value="3.485689">
            <text:p>3.485689</text:p>
          </table:table-cell>
          <table:table-cell table:formula="of:=([.B33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334]-[.F$2])^2" office:value-type="float" office:value="199.741689">
            <text:p>199.741689</text:p>
          </table:table-cell>
          <table:table-cell table:formula="of:=([.B33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5]-[.F$2])^2" office:value-type="float" office:value="0.751689000000001">
            <text:p>0.751689</text:p>
          </table:table-cell>
          <table:table-cell table:formula="of:=([.B33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6]-[.F$2])^2" office:value-type="float" office:value="0.0176889999999998">
            <text:p>0.017689</text:p>
          </table:table-cell>
          <table:table-cell table:formula="of:=([.B33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7]-[.F$2])^2" office:value-type="float" office:value="0.0176889999999998">
            <text:p>0.017689</text:p>
          </table:table-cell>
          <table:table-cell table:formula="of:=([.B33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8]-[.F$2])^2" office:value-type="float" office:value="0.0176889999999998">
            <text:p>0.017689</text:p>
          </table:table-cell>
          <table:table-cell table:formula="of:=([.B33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9]-[.F$2])^2" office:value-type="float" office:value="0.751689000000001">
            <text:p>0.751689</text:p>
          </table:table-cell>
          <table:table-cell table:formula="of:=([.B33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0]-[.F$2])^2" office:value-type="float" office:value="0.751689000000001">
            <text:p>0.751689</text:p>
          </table:table-cell>
          <table:table-cell table:formula="of:=([.B34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1]-[.F$2])^2" office:value-type="float" office:value="0.751689000000001">
            <text:p>0.751689</text:p>
          </table:table-cell>
          <table:table-cell table:formula="of:=([.B34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42]-[.F$2])^2" office:value-type="float" office:value="3.485689">
            <text:p>3.485689</text:p>
          </table:table-cell>
          <table:table-cell table:formula="of:=([.B34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3]-[.F$2])^2" office:value-type="float" office:value="0.751689000000001">
            <text:p>0.751689</text:p>
          </table:table-cell>
          <table:table-cell table:formula="of:=([.B34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344]-[.F$2])^2" office:value-type="float" office:value="3.485689">
            <text:p>3.485689</text:p>
          </table:table-cell>
          <table:table-cell table:formula="of:=([.B344]-[.J$2])^2" office:value-type="float" office:value="22.686169">
            <text:p>22.68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45]-[.F$2])^2" office:value-type="float" office:value="0.751689000000001">
            <text:p>0.751689</text:p>
          </table:table-cell>
          <table:table-cell table:formula="of:=([.B34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46]-[.F$2])^2" office:value-type="float" office:value="0.0176889999999998">
            <text:p>0.017689</text:p>
          </table:table-cell>
          <table:table-cell table:formula="of:=([.B34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7]-[.F$2])^2" office:value-type="float" office:value="0.751689000000001">
            <text:p>0.751689</text:p>
          </table:table-cell>
          <table:table-cell table:formula="of:=([.B34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8]-[.F$2])^2" office:value-type="float" office:value="0.751689000000001">
            <text:p>0.751689</text:p>
          </table:table-cell>
          <table:table-cell table:formula="of:=([.B34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349]-[.F$2])^2" office:value-type="float" office:value="50.879689">
            <text:p>50.879689</text:p>
          </table:table-cell>
          <table:table-cell table:formula="of:=([.B349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0]-[.F$2])^2" office:value-type="float" office:value="0.751689000000001">
            <text:p>0.751689</text:p>
          </table:table-cell>
          <table:table-cell table:formula="of:=([.B35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1]-[.F$2])^2" office:value-type="float" office:value="0.751689000000001">
            <text:p>0.751689</text:p>
          </table:table-cell>
          <table:table-cell table:formula="of:=([.B35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2]-[.F$2])^2" office:value-type="float" office:value="0.751689000000001">
            <text:p>0.751689</text:p>
          </table:table-cell>
          <table:table-cell table:formula="of:=([.B35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3]-[.F$2])^2" office:value-type="float" office:value="0.751689000000001">
            <text:p>0.751689</text:p>
          </table:table-cell>
          <table:table-cell table:formula="of:=([.B35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4]-[.F$2])^2" office:value-type="float" office:value="0.751689000000001">
            <text:p>0.751689</text:p>
          </table:table-cell>
          <table:table-cell table:formula="of:=([.B35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5]-[.F$2])^2" office:value-type="float" office:value="0.751689000000001">
            <text:p>0.751689</text:p>
          </table:table-cell>
          <table:table-cell table:formula="of:=([.B35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56]-[.F$2])^2" office:value-type="float" office:value="3.485689">
            <text:p>3.485689</text:p>
          </table:table-cell>
          <table:table-cell table:formula="of:=([.B35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57]-[.F$2])^2" office:value-type="float" office:value="0.0176889999999998">
            <text:p>0.017689</text:p>
          </table:table-cell>
          <table:table-cell table:formula="of:=([.B35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58]-[.F$2])^2" office:value-type="float" office:value="0.0176889999999998">
            <text:p>0.017689</text:p>
          </table:table-cell>
          <table:table-cell table:formula="of:=([.B35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59]-[.F$2])^2" office:value-type="float" office:value="0.751689000000001">
            <text:p>0.751689</text:p>
          </table:table-cell>
          <table:table-cell table:formula="of:=([.B35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60]-[.F$2])^2" office:value-type="float" office:value="0.751689000000001">
            <text:p>0.751689</text:p>
          </table:table-cell>
          <table:table-cell table:formula="of:=([.B36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1]-[.F$2])^2" office:value-type="float" office:value="0.751689000000001">
            <text:p>0.751689</text:p>
          </table:table-cell>
          <table:table-cell table:formula="of:=([.B36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2]-[.F$2])^2" office:value-type="float" office:value="0.751689000000001">
            <text:p>0.751689</text:p>
          </table:table-cell>
          <table:table-cell table:formula="of:=([.B36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3]-[.F$2])^2" office:value-type="float" office:value="0.751689000000001">
            <text:p>0.751689</text:p>
          </table:table-cell>
          <table:table-cell table:formula="of:=([.B36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64]-[.F$2])^2" office:value-type="float" office:value="0.751689000000001">
            <text:p>0.751689</text:p>
          </table:table-cell>
          <table:table-cell table:formula="of:=([.B364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5]-[.F$2])^2" office:value-type="float" office:value="0.751689000000001">
            <text:p>0.751689</text:p>
          </table:table-cell>
          <table:table-cell table:formula="of:=([.B36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366]-[.F$2])^2" office:value-type="float" office:value="4.549689">
            <text:p>4.549689</text:p>
          </table:table-cell>
          <table:table-cell table:formula="of:=([.B366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67]-[.F$2])^2" office:value-type="float" office:value="23.687689">
            <text:p>23.687689</text:p>
          </table:table-cell>
          <table:table-cell table:formula="of:=([.B367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8]-[.F$2])^2" office:value-type="float" office:value="0.751689000000001">
            <text:p>0.751689</text:p>
          </table:table-cell>
          <table:table-cell table:formula="of:=([.B36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9]-[.F$2])^2" office:value-type="float" office:value="0.751689000000001">
            <text:p>0.751689</text:p>
          </table:table-cell>
          <table:table-cell table:formula="of:=([.B36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370]-[.F$2])^2" office:value-type="float" office:value="0.751689000000001">
            <text:p>0.751689</text:p>
          </table:table-cell>
          <table:table-cell table:formula="of:=([.B370]-[.J$2])^2" office:value-type="float" office:value="33.212169">
            <text:p>33.212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371]-[.F$2])^2" office:value-type="float" office:value="4.549689">
            <text:p>4.549689</text:p>
          </table:table-cell>
          <table:table-cell table:formula="of:=([.B371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2]-[.F$2])^2" office:value-type="float" office:value="0.751689000000001">
            <text:p>0.751689</text:p>
          </table:table-cell>
          <table:table-cell table:formula="of:=([.B37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73]-[.F$2])^2" office:value-type="float" office:value="0.751689000000001">
            <text:p>0.751689</text:p>
          </table:table-cell>
          <table:table-cell table:formula="of:=([.B37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4]-[.F$2])^2" office:value-type="float" office:value="0.751689000000001">
            <text:p>0.751689</text:p>
          </table:table-cell>
          <table:table-cell table:formula="of:=([.B37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75]-[.F$2])^2" office:value-type="float" office:value="4.549689">
            <text:p>4.549689</text:p>
          </table:table-cell>
          <table:table-cell table:formula="of:=([.B37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6]-[.F$2])^2" office:value-type="float" office:value="0.751689000000001">
            <text:p>0.751689</text:p>
          </table:table-cell>
          <table:table-cell table:formula="of:=([.B37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7]-[.F$2])^2" office:value-type="float" office:value="0.751689000000001">
            <text:p>0.751689</text:p>
          </table:table-cell>
          <table:table-cell table:formula="of:=([.B37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78]-[.F$2])^2" office:value-type="float" office:value="0.0176889999999998">
            <text:p>0.017689</text:p>
          </table:table-cell>
          <table:table-cell table:formula="of:=([.B37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9]-[.F$2])^2" office:value-type="float" office:value="0.751689000000001">
            <text:p>0.751689</text:p>
          </table:table-cell>
          <table:table-cell table:formula="of:=([.B37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formula="of:=([.A380]-[.F$2])^2" office:value-type="float" office:value="328.805689">
            <text:p>328.805689</text:p>
          </table:table-cell>
          <table:table-cell table:formula="of:=([.B38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1]-[.F$2])^2" office:value-type="float" office:value="0.751689000000001">
            <text:p>0.751689</text:p>
          </table:table-cell>
          <table:table-cell table:formula="of:=([.B38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382]-[.F$2])^2" office:value-type="float" office:value="26.347689">
            <text:p>26.347689</text:p>
          </table:table-cell>
          <table:table-cell table:formula="of:=([.B38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3]-[.F$2])^2" office:value-type="float" office:value="0.751689000000001">
            <text:p>0.751689</text:p>
          </table:table-cell>
          <table:table-cell table:formula="of:=([.B38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84]-[.F$2])^2" office:value-type="float" office:value="0.751689000000001">
            <text:p>0.751689</text:p>
          </table:table-cell>
          <table:table-cell table:formula="of:=([.B38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385]-[.F$2])^2" office:value-type="float" office:value="50.879689">
            <text:p>50.879689</text:p>
          </table:table-cell>
          <table:table-cell table:formula="of:=([.B385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86]-[.F$2])^2" office:value-type="float" office:value="3.485689">
            <text:p>3.485689</text:p>
          </table:table-cell>
          <table:table-cell table:formula="of:=([.B38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7]-[.F$2])^2" office:value-type="float" office:value="0.751689000000001">
            <text:p>0.751689</text:p>
          </table:table-cell>
          <table:table-cell table:formula="of:=([.B38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8]-[.F$2])^2" office:value-type="float" office:value="0.751689000000001">
            <text:p>0.751689</text:p>
          </table:table-cell>
          <table:table-cell table:formula="of:=([.B38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389]-[.F$2])^2" office:value-type="float" office:value="26.347689">
            <text:p>26.347689</text:p>
          </table:table-cell>
          <table:table-cell table:formula="of:=([.B389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390]-[.F$2])^2" office:value-type="float" office:value="66.145689">
            <text:p>66.145689</text:p>
          </table:table-cell>
          <table:table-cell table:formula="of:=([.B390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1]-[.F$2])^2" office:value-type="float" office:value="0.0176889999999998">
            <text:p>0.017689</text:p>
          </table:table-cell>
          <table:table-cell table:formula="of:=([.B39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2]-[.F$2])^2" office:value-type="float" office:value="0.751689000000001">
            <text:p>0.751689</text:p>
          </table:table-cell>
          <table:table-cell table:formula="of:=([.B39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3]-[.F$2])^2" office:value-type="float" office:value="0.751689000000001">
            <text:p>0.751689</text:p>
          </table:table-cell>
          <table:table-cell table:formula="of:=([.B39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4]-[.F$2])^2" office:value-type="float" office:value="0.751689000000001">
            <text:p>0.751689</text:p>
          </table:table-cell>
          <table:table-cell table:formula="of:=([.B39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5]-[.F$2])^2" office:value-type="float" office:value="0.751689000000001">
            <text:p>0.751689</text:p>
          </table:table-cell>
          <table:table-cell table:formula="of:=([.B39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96]-[.F$2])^2" office:value-type="float" office:value="0.751689000000001">
            <text:p>0.751689</text:p>
          </table:table-cell>
          <table:table-cell table:formula="of:=([.B39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97]-[.F$2])^2" office:value-type="float" office:value="0.0176889999999998">
            <text:p>0.017689</text:p>
          </table:table-cell>
          <table:table-cell table:formula="of:=([.B39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([.A398]-[.F$2])^2" office:value-type="float" office:value="0.751689000000001">
            <text:p>0.751689</text:p>
          </table:table-cell>
          <table:table-cell table:formula="of:=([.B398]-[.J$2])^2" office:value-type="float" office:value="95.316169">
            <text:p>95.31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9]-[.F$2])^2" office:value-type="float" office:value="0.751689000000001">
            <text:p>0.751689</text:p>
          </table:table-cell>
          <table:table-cell table:formula="of:=([.B39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00]-[.F$2])^2" office:value-type="float" office:value="0.0176889999999998">
            <text:p>0.017689</text:p>
          </table:table-cell>
          <table:table-cell table:formula="of:=([.B40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01]-[.F$2])^2" office:value-type="float" office:value="0.751689000000001">
            <text:p>0.751689</text:p>
          </table:table-cell>
          <table:table-cell table:formula="of:=([.B40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02]-[.F$2])^2" office:value-type="float" office:value="0.0176889999999998">
            <text:p>0.017689</text:p>
          </table:table-cell>
          <table:table-cell table:formula="of:=([.B40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03]-[.F$2])^2" office:value-type="float" office:value="0.751689000000001">
            <text:p>0.751689</text:p>
          </table:table-cell>
          <table:table-cell table:formula="of:=([.B40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04]-[.F$2])^2" office:value-type="float" office:value="0.751689000000001">
            <text:p>0.751689</text:p>
          </table:table-cell>
          <table:table-cell table:formula="of:=([.B40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([.A405]-[.F$2])^2" office:value-type="float" office:value="0.751689000000001">
            <text:p>0.751689</text:p>
          </table:table-cell>
          <table:table-cell table:formula="of:=([.B405]-[.J$2])^2" office:value-type="float" office:value="189.420169">
            <text:p>189.42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06]-[.F$2])^2" office:value-type="float" office:value="0.751689000000001">
            <text:p>0.751689</text:p>
          </table:table-cell>
          <table:table-cell table:formula="of:=([.B40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07]-[.F$2])^2" office:value-type="float" office:value="0.751689000000001">
            <text:p>0.751689</text:p>
          </table:table-cell>
          <table:table-cell table:formula="of:=([.B40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408]-[.F$2])^2" office:value-type="float" office:value="23.687689">
            <text:p>23.687689</text:p>
          </table:table-cell>
          <table:table-cell table:formula="of:=([.B408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09]-[.F$2])^2" office:value-type="float" office:value="3.485689">
            <text:p>3.485689</text:p>
          </table:table-cell>
          <table:table-cell table:formula="of:=([.B409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0]-[.F$2])^2" office:value-type="float" office:value="0.751689000000001">
            <text:p>0.751689</text:p>
          </table:table-cell>
          <table:table-cell table:formula="of:=([.B41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11]-[.F$2])^2" office:value-type="float" office:value="0.751689000000001">
            <text:p>0.751689</text:p>
          </table:table-cell>
          <table:table-cell table:formula="of:=([.B41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12]-[.F$2])^2" office:value-type="float" office:value="3.485689">
            <text:p>3.485689</text:p>
          </table:table-cell>
          <table:table-cell table:formula="of:=([.B41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13]-[.F$2])^2" office:value-type="float" office:value="0.751689000000001">
            <text:p>0.751689</text:p>
          </table:table-cell>
          <table:table-cell table:formula="of:=([.B41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4]-[.F$2])^2" office:value-type="float" office:value="0.751689000000001">
            <text:p>0.751689</text:p>
          </table:table-cell>
          <table:table-cell table:formula="of:=([.B41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415]-[.F$2])^2" office:value-type="float" office:value="1.283689">
            <text:p>1.283689</text:p>
          </table:table-cell>
          <table:table-cell table:formula="of:=([.B415]-[.J$2])^2" office:value-type="float" office:value="14.160169">
            <text:p>14.16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16]-[.F$2])^2" office:value-type="float" office:value="9.81568899999999">
            <text:p>9.815689</text:p>
          </table:table-cell>
          <table:table-cell table:formula="of:=([.B41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7]-[.F$2])^2" office:value-type="float" office:value="0.751689000000001">
            <text:p>0.751689</text:p>
          </table:table-cell>
          <table:table-cell table:formula="of:=([.B41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18]-[.F$2])^2" office:value-type="float" office:value="1.283689">
            <text:p>1.283689</text:p>
          </table:table-cell>
          <table:table-cell table:formula="of:=([.B41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19]-[.F$2])^2" office:value-type="float" office:value="0.0176889999999998">
            <text:p>0.017689</text:p>
          </table:table-cell>
          <table:table-cell table:formula="of:=([.B41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20]-[.F$2])^2" office:value-type="float" office:value="0.751689000000001">
            <text:p>0.751689</text:p>
          </table:table-cell>
          <table:table-cell table:formula="of:=([.B42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421]-[.F$2])^2" office:value-type="float" office:value="102.677689">
            <text:p>102.677689</text:p>
          </table:table-cell>
          <table:table-cell table:formula="of:=([.B421]-[.J$2])^2" office:value-type="float" office:value="14.160169">
            <text:p>14.16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22]-[.F$2])^2" office:value-type="float" office:value="3.485689">
            <text:p>3.485689</text:p>
          </table:table-cell>
          <table:table-cell table:formula="of:=([.B42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423]-[.F$2])^2" office:value-type="float" office:value="17.081689">
            <text:p>17.081689</text:p>
          </table:table-cell>
          <table:table-cell table:formula="of:=([.B42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24]-[.F$2])^2" office:value-type="float" office:value="0.0176889999999998">
            <text:p>0.017689</text:p>
          </table:table-cell>
          <table:table-cell table:formula="of:=([.B42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25]-[.F$2])^2" office:value-type="float" office:value="0.0176889999999998">
            <text:p>0.017689</text:p>
          </table:table-cell>
          <table:table-cell table:formula="of:=([.B42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26]-[.F$2])^2" office:value-type="float" office:value="0.751689000000001">
            <text:p>0.751689</text:p>
          </table:table-cell>
          <table:table-cell table:formula="of:=([.B42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27]-[.F$2])^2" office:value-type="float" office:value="0.751689000000001">
            <text:p>0.751689</text:p>
          </table:table-cell>
          <table:table-cell table:formula="of:=([.B42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428]-[.F$2])^2" office:value-type="float" office:value="4.549689">
            <text:p>4.549689</text:p>
          </table:table-cell>
          <table:table-cell table:formula="of:=([.B428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29]-[.F$2])^2" office:value-type="float" office:value="0.751689000000001">
            <text:p>0.751689</text:p>
          </table:table-cell>
          <table:table-cell table:formula="of:=([.B42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0]-[.F$2])^2" office:value-type="float" office:value="0.751689000000001">
            <text:p>0.751689</text:p>
          </table:table-cell>
          <table:table-cell table:formula="of:=([.B43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1]-[.F$2])^2" office:value-type="float" office:value="0.751689000000001">
            <text:p>0.751689</text:p>
          </table:table-cell>
          <table:table-cell table:formula="of:=([.B43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2]-[.F$2])^2" office:value-type="float" office:value="0.751689000000001">
            <text:p>0.751689</text:p>
          </table:table-cell>
          <table:table-cell table:formula="of:=([.B43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3]-[.F$2])^2" office:value-type="float" office:value="0.751689000000001">
            <text:p>0.751689</text:p>
          </table:table-cell>
          <table:table-cell table:formula="of:=([.B43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34]-[.F$2])^2" office:value-type="float" office:value="0.0176889999999998">
            <text:p>0.017689</text:p>
          </table:table-cell>
          <table:table-cell table:formula="of:=([.B43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35]-[.F$2])^2" office:value-type="float" office:value="17.081689">
            <text:p>17.081689</text:p>
          </table:table-cell>
          <table:table-cell table:formula="of:=([.B435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6]-[.F$2])^2" office:value-type="float" office:value="0.751689000000001">
            <text:p>0.751689</text:p>
          </table:table-cell>
          <table:table-cell table:formula="of:=([.B43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7]-[.F$2])^2" office:value-type="float" office:value="0.751689000000001">
            <text:p>0.751689</text:p>
          </table:table-cell>
          <table:table-cell table:formula="of:=([.B43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38]-[.F$2])^2" office:value-type="float" office:value="0.0176889999999998">
            <text:p>0.017689</text:p>
          </table:table-cell>
          <table:table-cell table:formula="of:=([.B43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9]-[.F$2])^2" office:value-type="float" office:value="0.751689000000001">
            <text:p>0.751689</text:p>
          </table:table-cell>
          <table:table-cell table:formula="of:=([.B43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440]-[.F$2])^2" office:value-type="float" office:value="26.347689">
            <text:p>26.347689</text:p>
          </table:table-cell>
          <table:table-cell table:formula="of:=([.B440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441]-[.F$2])^2" office:value-type="float" office:value="50.879689">
            <text:p>50.879689</text:p>
          </table:table-cell>
          <table:table-cell table:formula="of:=([.B441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2]-[.F$2])^2" office:value-type="float" office:value="0.751689000000001">
            <text:p>0.751689</text:p>
          </table:table-cell>
          <table:table-cell table:formula="of:=([.B44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3]-[.F$2])^2" office:value-type="float" office:value="0.751689000000001">
            <text:p>0.751689</text:p>
          </table:table-cell>
          <table:table-cell table:formula="of:=([.B44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44]-[.F$2])^2" office:value-type="float" office:value="0.751689000000001">
            <text:p>0.751689</text:p>
          </table:table-cell>
          <table:table-cell table:formula="of:=([.B44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5]-[.F$2])^2" office:value-type="float" office:value="0.751689000000001">
            <text:p>0.751689</text:p>
          </table:table-cell>
          <table:table-cell table:formula="of:=([.B44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6]-[.F$2])^2" office:value-type="float" office:value="0.751689000000001">
            <text:p>0.751689</text:p>
          </table:table-cell>
          <table:table-cell table:formula="of:=([.B44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7]-[.F$2])^2" office:value-type="float" office:value="0.751689000000001">
            <text:p>0.751689</text:p>
          </table:table-cell>
          <table:table-cell table:formula="of:=([.B44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8]-[.F$2])^2" office:value-type="float" office:value="0.751689000000001">
            <text:p>0.751689</text:p>
          </table:table-cell>
          <table:table-cell table:formula="of:=([.B44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49]-[.F$2])^2" office:value-type="float" office:value="1.283689">
            <text:p>1.283689</text:p>
          </table:table-cell>
          <table:table-cell table:formula="of:=([.B44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0]-[.F$2])^2" office:value-type="float" office:value="0.751689000000001">
            <text:p>0.751689</text:p>
          </table:table-cell>
          <table:table-cell table:formula="of:=([.B45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1]-[.F$2])^2" office:value-type="float" office:value="0.0176889999999998">
            <text:p>0.017689</text:p>
          </table:table-cell>
          <table:table-cell table:formula="of:=([.B45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52]-[.F$2])^2" office:value-type="float" office:value="0.751689000000001">
            <text:p>0.751689</text:p>
          </table:table-cell>
          <table:table-cell table:formula="of:=([.B45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formula="of:=([.A453]-[.F$2])^2" office:value-type="float" office:value="17.081689">
            <text:p>17.081689</text:p>
          </table:table-cell>
          <table:table-cell table:formula="of:=([.B453]-[.J$2])^2" office:value-type="float" office:value="390.576169">
            <text:p>390.57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54]-[.F$2])^2" office:value-type="float" office:value="0.0176889999999998">
            <text:p>0.017689</text:p>
          </table:table-cell>
          <table:table-cell table:formula="of:=([.B45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5]-[.F$2])^2" office:value-type="float" office:value="0.751689000000001">
            <text:p>0.751689</text:p>
          </table:table-cell>
          <table:table-cell table:formula="of:=([.B45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456]-[.F$2])^2" office:value-type="float" office:value="9.81568899999999">
            <text:p>9.815689</text:p>
          </table:table-cell>
          <table:table-cell table:formula="of:=([.B456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7]-[.F$2])^2" office:value-type="float" office:value="0.0176889999999998">
            <text:p>0.017689</text:p>
          </table:table-cell>
          <table:table-cell table:formula="of:=([.B45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8]-[.F$2])^2" office:value-type="float" office:value="0.751689000000001">
            <text:p>0.751689</text:p>
          </table:table-cell>
          <table:table-cell table:formula="of:=([.B45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9]-[.F$2])^2" office:value-type="float" office:value="0.751689000000001">
            <text:p>0.751689</text:p>
          </table:table-cell>
          <table:table-cell table:formula="of:=([.B45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60]-[.F$2])^2" office:value-type="float" office:value="0.751689000000001">
            <text:p>0.751689</text:p>
          </table:table-cell>
          <table:table-cell table:formula="of:=([.B46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61]-[.F$2])^2" office:value-type="float" office:value="3.485689">
            <text:p>3.485689</text:p>
          </table:table-cell>
          <table:table-cell table:formula="of:=([.B46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62]-[.F$2])^2" office:value-type="float" office:value="0.751689000000001">
            <text:p>0.751689</text:p>
          </table:table-cell>
          <table:table-cell table:formula="of:=([.B46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63]-[.F$2])^2" office:value-type="float" office:value="0.751689000000001">
            <text:p>0.751689</text:p>
          </table:table-cell>
          <table:table-cell table:formula="of:=([.B46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64]-[.F$2])^2" office:value-type="float" office:value="0.751689000000001">
            <text:p>0.751689</text:p>
          </table:table-cell>
          <table:table-cell table:formula="of:=([.B46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465]-[.F$2])^2" office:value-type="float" office:value="23.687689">
            <text:p>23.687689</text:p>
          </table:table-cell>
          <table:table-cell table:formula="of:=([.B465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66]-[.F$2])^2" office:value-type="float" office:value="0.751689000000001">
            <text:p>0.751689</text:p>
          </table:table-cell>
          <table:table-cell table:formula="of:=([.B46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67]-[.F$2])^2" office:value-type="float" office:value="0.0176889999999998">
            <text:p>0.017689</text:p>
          </table:table-cell>
          <table:table-cell table:formula="of:=([.B46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68]-[.F$2])^2" office:value-type="float" office:value="0.0176889999999998">
            <text:p>0.017689</text:p>
          </table:table-cell>
          <table:table-cell table:formula="of:=([.B46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69]-[.F$2])^2" office:value-type="float" office:value="0.751689000000001">
            <text:p>0.751689</text:p>
          </table:table-cell>
          <table:table-cell table:formula="of:=([.B46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0]-[.F$2])^2" office:value-type="float" office:value="0.751689000000001">
            <text:p>0.751689</text:p>
          </table:table-cell>
          <table:table-cell table:formula="of:=([.B47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1]-[.F$2])^2" office:value-type="float" office:value="0.751689000000001">
            <text:p>0.751689</text:p>
          </table:table-cell>
          <table:table-cell table:formula="of:=([.B47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472]-[.F$2])^2" office:value-type="float" office:value="34.421689">
            <text:p>34.421689</text:p>
          </table:table-cell>
          <table:table-cell table:formula="of:=([.B472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73]-[.F$2])^2" office:value-type="float" office:value="0.0176889999999998">
            <text:p>0.017689</text:p>
          </table:table-cell>
          <table:table-cell table:formula="of:=([.B47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4]-[.F$2])^2" office:value-type="float" office:value="0.751689000000001">
            <text:p>0.751689</text:p>
          </table:table-cell>
          <table:table-cell table:formula="of:=([.B47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475]-[.F$2])^2" office:value-type="float" office:value="50.879689">
            <text:p>50.879689</text:p>
          </table:table-cell>
          <table:table-cell table:formula="of:=([.B47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6]-[.F$2])^2" office:value-type="float" office:value="0.751689000000001">
            <text:p>0.751689</text:p>
          </table:table-cell>
          <table:table-cell table:formula="of:=([.B47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77]-[.F$2])^2" office:value-type="float" office:value="0.0176889999999998">
            <text:p>0.017689</text:p>
          </table:table-cell>
          <table:table-cell table:formula="of:=([.B47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78]-[.F$2])^2" office:value-type="float" office:value="0.751689000000001">
            <text:p>0.751689</text:p>
          </table:table-cell>
          <table:table-cell table:formula="of:=([.B47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9]-[.F$2])^2" office:value-type="float" office:value="0.751689000000001">
            <text:p>0.751689</text:p>
          </table:table-cell>
          <table:table-cell table:formula="of:=([.B47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480]-[.F$2])^2" office:value-type="float" office:value="3.485689">
            <text:p>3.485689</text:p>
          </table:table-cell>
          <table:table-cell table:formula="of:=([.B48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81]-[.F$2])^2" office:value-type="float" office:value="0.751689000000001">
            <text:p>0.751689</text:p>
          </table:table-cell>
          <table:table-cell table:formula="of:=([.B481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82]-[.F$2])^2" office:value-type="float" office:value="0.751689000000001">
            <text:p>0.751689</text:p>
          </table:table-cell>
          <table:table-cell table:formula="of:=([.B48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83]-[.F$2])^2" office:value-type="float" office:value="0.751689000000001">
            <text:p>0.751689</text:p>
          </table:table-cell>
          <table:table-cell table:formula="of:=([.B48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84]-[.F$2])^2" office:value-type="float" office:value="3.485689">
            <text:p>3.485689</text:p>
          </table:table-cell>
          <table:table-cell table:formula="of:=([.B48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85]-[.F$2])^2" office:value-type="float" office:value="0.751689000000001">
            <text:p>0.751689</text:p>
          </table:table-cell>
          <table:table-cell table:formula="of:=([.B485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86]-[.F$2])^2" office:value-type="float" office:value="4.549689">
            <text:p>4.549689</text:p>
          </table:table-cell>
          <table:table-cell table:formula="of:=([.B486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87]-[.F$2])^2" office:value-type="float" office:value="0.751689000000001">
            <text:p>0.751689</text:p>
          </table:table-cell>
          <table:table-cell table:formula="of:=([.B48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488]-[.F$2])^2" office:value-type="float" office:value="17.081689">
            <text:p>17.081689</text:p>
          </table:table-cell>
          <table:table-cell table:formula="of:=([.B48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89]-[.F$2])^2" office:value-type="float" office:value="0.751689000000001">
            <text:p>0.751689</text:p>
          </table:table-cell>
          <table:table-cell table:formula="of:=([.B48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90]-[.F$2])^2" office:value-type="float" office:value="8.219689">
            <text:p>8.219689</text:p>
          </table:table-cell>
          <table:table-cell table:formula="of:=([.B490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91]-[.F$2])^2" office:value-type="float" office:value="0.0176889999999998">
            <text:p>0.017689</text:p>
          </table:table-cell>
          <table:table-cell table:formula="of:=([.B49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92]-[.F$2])^2" office:value-type="float" office:value="0.751689000000001">
            <text:p>0.751689</text:p>
          </table:table-cell>
          <table:table-cell table:formula="of:=([.B49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93]-[.F$2])^2" office:value-type="float" office:value="0.0176889999999998">
            <text:p>0.017689</text:p>
          </table:table-cell>
          <table:table-cell table:formula="of:=([.B49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94]-[.F$2])^2" office:value-type="float" office:value="0.0176889999999998">
            <text:p>0.017689</text:p>
          </table:table-cell>
          <table:table-cell table:formula="of:=([.B49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95]-[.F$2])^2" office:value-type="float" office:value="0.751689000000001">
            <text:p>0.751689</text:p>
          </table:table-cell>
          <table:table-cell table:formula="of:=([.B49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496]-[.F$2])^2" office:value-type="float" office:value="17.081689">
            <text:p>17.081689</text:p>
          </table:table-cell>
          <table:table-cell table:formula="of:=([.B496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97]-[.F$2])^2" office:value-type="float" office:value="0.751689000000001">
            <text:p>0.751689</text:p>
          </table:table-cell>
          <table:table-cell table:formula="of:=([.B49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98]-[.F$2])^2" office:value-type="float" office:value="0.751689000000001">
            <text:p>0.751689</text:p>
          </table:table-cell>
          <table:table-cell table:formula="of:=([.B49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99]-[.F$2])^2" office:value-type="float" office:value="0.751689000000001">
            <text:p>0.751689</text:p>
          </table:table-cell>
          <table:table-cell table:formula="of:=([.B49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00]-[.F$2])^2" office:value-type="float" office:value="0.751689000000001">
            <text:p>0.751689</text:p>
          </table:table-cell>
          <table:table-cell table:formula="of:=([.B50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1]-[.F$2])^2" office:value-type="float" office:value="0.751689000000001">
            <text:p>0.751689</text:p>
          </table:table-cell>
          <table:table-cell table:formula="of:=([.B50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2]-[.F$2])^2" office:value-type="float" office:value="0.751689000000001">
            <text:p>0.751689</text:p>
          </table:table-cell>
          <table:table-cell table:formula="of:=([.B50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03]-[.F$2])^2" office:value-type="float" office:value="0.751689000000001">
            <text:p>0.751689</text:p>
          </table:table-cell>
          <table:table-cell table:formula="of:=([.B50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4]-[.F$2])^2" office:value-type="float" office:value="0.751689000000001">
            <text:p>0.751689</text:p>
          </table:table-cell>
          <table:table-cell table:formula="of:=([.B50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505]-[.F$2])^2" office:value-type="float" office:value="26.347689">
            <text:p>26.347689</text:p>
          </table:table-cell>
          <table:table-cell table:formula="of:=([.B505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06]-[.F$2])^2" office:value-type="float" office:value="3.485689">
            <text:p>3.485689</text:p>
          </table:table-cell>
          <table:table-cell table:formula="of:=([.B50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07]-[.F$2])^2" office:value-type="float" office:value="0.751689000000001">
            <text:p>0.751689</text:p>
          </table:table-cell>
          <table:table-cell table:formula="of:=([.B50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08]-[.F$2])^2" office:value-type="float" office:value="3.485689">
            <text:p>3.485689</text:p>
          </table:table-cell>
          <table:table-cell table:formula="of:=([.B50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09]-[.F$2])^2" office:value-type="float" office:value="3.485689">
            <text:p>3.485689</text:p>
          </table:table-cell>
          <table:table-cell table:formula="of:=([.B50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10]-[.F$2])^2" office:value-type="float" office:value="0.751689000000001">
            <text:p>0.751689</text:p>
          </table:table-cell>
          <table:table-cell table:formula="of:=([.B51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1]-[.F$2])^2" office:value-type="float" office:value="0.751689000000001">
            <text:p>0.751689</text:p>
          </table:table-cell>
          <table:table-cell table:formula="of:=([.B51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512]-[.F$2])^2" office:value-type="float" office:value="14.953689">
            <text:p>14.953689</text:p>
          </table:table-cell>
          <table:table-cell table:formula="of:=([.B512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3]-[.F$2])^2" office:value-type="float" office:value="0.751689000000001">
            <text:p>0.751689</text:p>
          </table:table-cell>
          <table:table-cell table:formula="of:=([.B51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4]-[.F$2])^2" office:value-type="float" office:value="0.751689000000001">
            <text:p>0.751689</text:p>
          </table:table-cell>
          <table:table-cell table:formula="of:=([.B51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5]-[.F$2])^2" office:value-type="float" office:value="0.751689000000001">
            <text:p>0.751689</text:p>
          </table:table-cell>
          <table:table-cell table:formula="of:=([.B51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16]-[.F$2])^2" office:value-type="float" office:value="0.0176889999999998">
            <text:p>0.017689</text:p>
          </table:table-cell>
          <table:table-cell table:formula="of:=([.B51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7]-[.F$2])^2" office:value-type="float" office:value="0.751689000000001">
            <text:p>0.751689</text:p>
          </table:table-cell>
          <table:table-cell table:formula="of:=([.B51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8]-[.F$2])^2" office:value-type="float" office:value="0.751689000000001">
            <text:p>0.751689</text:p>
          </table:table-cell>
          <table:table-cell table:formula="of:=([.B51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9]-[.F$2])^2" office:value-type="float" office:value="0.751689000000001">
            <text:p>0.751689</text:p>
          </table:table-cell>
          <table:table-cell table:formula="of:=([.B51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0]-[.F$2])^2" office:value-type="float" office:value="0.751689000000001">
            <text:p>0.751689</text:p>
          </table:table-cell>
          <table:table-cell table:formula="of:=([.B52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21]-[.F$2])^2" office:value-type="float" office:value="0.0176889999999998">
            <text:p>0.017689</text:p>
          </table:table-cell>
          <table:table-cell table:formula="of:=([.B52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22]-[.F$2])^2" office:value-type="float" office:value="3.485689">
            <text:p>3.485689</text:p>
          </table:table-cell>
          <table:table-cell table:formula="of:=([.B52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23]-[.F$2])^2" office:value-type="float" office:value="0.0176889999999998">
            <text:p>0.017689</text:p>
          </table:table-cell>
          <table:table-cell table:formula="of:=([.B52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524]-[.F$2])^2" office:value-type="float" office:value="147.209689">
            <text:p>147.209689</text:p>
          </table:table-cell>
          <table:table-cell table:formula="of:=([.B52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25]-[.F$2])^2" office:value-type="float" office:value="0.751689000000001">
            <text:p>0.751689</text:p>
          </table:table-cell>
          <table:table-cell table:formula="of:=([.B52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26]-[.F$2])^2" office:value-type="float" office:value="0.0176889999999998">
            <text:p>0.017689</text:p>
          </table:table-cell>
          <table:table-cell table:formula="of:=([.B52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27]-[.F$2])^2" office:value-type="float" office:value="0.751689000000001">
            <text:p>0.751689</text:p>
          </table:table-cell>
          <table:table-cell table:formula="of:=([.B52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8]-[.F$2])^2" office:value-type="float" office:value="0.751689000000001">
            <text:p>0.751689</text:p>
          </table:table-cell>
          <table:table-cell table:formula="of:=([.B52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9]-[.F$2])^2" office:value-type="float" office:value="0.751689000000001">
            <text:p>0.751689</text:p>
          </table:table-cell>
          <table:table-cell table:formula="of:=([.B52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0]-[.F$2])^2" office:value-type="float" office:value="0.751689000000001">
            <text:p>0.751689</text:p>
          </table:table-cell>
          <table:table-cell table:formula="of:=([.B53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1]-[.F$2])^2" office:value-type="float" office:value="0.751689000000001">
            <text:p>0.751689</text:p>
          </table:table-cell>
          <table:table-cell table:formula="of:=([.B53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2]-[.F$2])^2" office:value-type="float" office:value="0.751689000000001">
            <text:p>0.751689</text:p>
          </table:table-cell>
          <table:table-cell table:formula="of:=([.B53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3]-[.F$2])^2" office:value-type="float" office:value="0.751689000000001">
            <text:p>0.751689</text:p>
          </table:table-cell>
          <table:table-cell table:formula="of:=([.B53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34]-[.F$2])^2" office:value-type="float" office:value="0.751689000000001">
            <text:p>0.751689</text:p>
          </table:table-cell>
          <table:table-cell table:formula="of:=([.B53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5]-[.F$2])^2" office:value-type="float" office:value="0.751689000000001">
            <text:p>0.751689</text:p>
          </table:table-cell>
          <table:table-cell table:formula="of:=([.B53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6]-[.F$2])^2" office:value-type="float" office:value="0.751689000000001">
            <text:p>0.751689</text:p>
          </table:table-cell>
          <table:table-cell table:formula="of:=([.B53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537]-[.F$2])^2" office:value-type="float" office:value="9.81568899999999">
            <text:p>9.815689</text:p>
          </table:table-cell>
          <table:table-cell table:formula="of:=([.B537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8]-[.F$2])^2" office:value-type="float" office:value="0.751689000000001">
            <text:p>0.751689</text:p>
          </table:table-cell>
          <table:table-cell table:formula="of:=([.B53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formula="of:=([.A539]-[.F$2])^2" office:value-type="float" office:value="26.347689">
            <text:p>26.347689</text:p>
          </table:table-cell>
          <table:table-cell table:formula="of:=([.B539]-[.J$2])^2" office:value-type="float" office:value="1828.674169">
            <text:p>1828.67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40]-[.F$2])^2" office:value-type="float" office:value="0.751689000000001">
            <text:p>0.751689</text:p>
          </table:table-cell>
          <table:table-cell table:formula="of:=([.B54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1]-[.F$2])^2" office:value-type="float" office:value="0.751689000000001">
            <text:p>0.751689</text:p>
          </table:table-cell>
          <table:table-cell table:formula="of:=([.B54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42]-[.F$2])^2" office:value-type="float" office:value="0.751689000000001">
            <text:p>0.751689</text:p>
          </table:table-cell>
          <table:table-cell table:formula="of:=([.B542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43]-[.F$2])^2" office:value-type="float" office:value="0.0176889999999998">
            <text:p>0.017689</text:p>
          </table:table-cell>
          <table:table-cell table:formula="of:=([.B54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4]-[.F$2])^2" office:value-type="float" office:value="0.751689000000001">
            <text:p>0.751689</text:p>
          </table:table-cell>
          <table:table-cell table:formula="of:=([.B54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45]-[.F$2])^2" office:value-type="float" office:value="3.485689">
            <text:p>3.485689</text:p>
          </table:table-cell>
          <table:table-cell table:formula="of:=([.B54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46]-[.F$2])^2" office:value-type="float" office:value="0.751689000000001">
            <text:p>0.751689</text:p>
          </table:table-cell>
          <table:table-cell table:formula="of:=([.B54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47]-[.F$2])^2" office:value-type="float" office:value="3.485689">
            <text:p>3.485689</text:p>
          </table:table-cell>
          <table:table-cell table:formula="of:=([.B54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8]-[.F$2])^2" office:value-type="float" office:value="0.751689000000001">
            <text:p>0.751689</text:p>
          </table:table-cell>
          <table:table-cell table:formula="of:=([.B54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9]-[.F$2])^2" office:value-type="float" office:value="0.751689000000001">
            <text:p>0.751689</text:p>
          </table:table-cell>
          <table:table-cell table:formula="of:=([.B54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0]-[.F$2])^2" office:value-type="float" office:value="0.751689000000001">
            <text:p>0.751689</text:p>
          </table:table-cell>
          <table:table-cell table:formula="of:=([.B55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1]-[.F$2])^2" office:value-type="float" office:value="0.0176889999999998">
            <text:p>0.017689</text:p>
          </table:table-cell>
          <table:table-cell table:formula="of:=([.B55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2]-[.F$2])^2" office:value-type="float" office:value="0.751689000000001">
            <text:p>0.751689</text:p>
          </table:table-cell>
          <table:table-cell table:formula="of:=([.B55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53]-[.F$2])^2" office:value-type="float" office:value="0.0176889999999998">
            <text:p>0.017689</text:p>
          </table:table-cell>
          <table:table-cell table:formula="of:=([.B55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formula="of:=([.A554]-[.F$2])^2" office:value-type="float" office:value="26.347689">
            <text:p>26.347689</text:p>
          </table:table-cell>
          <table:table-cell table:formula="of:=([.B554]-[.J$2])^2" office:value-type="float" office:value="352.050169">
            <text:p>352.050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555]-[.F$2])^2" office:value-type="float" office:value="17.081689">
            <text:p>17.081689</text:p>
          </table:table-cell>
          <table:table-cell table:formula="of:=([.B555]-[.J$2])^2" office:value-type="float" office:value="76.790169">
            <text:p>76.79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6]-[.F$2])^2" office:value-type="float" office:value="0.0176889999999998">
            <text:p>0.017689</text:p>
          </table:table-cell>
          <table:table-cell table:formula="of:=([.B55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7]-[.F$2])^2" office:value-type="float" office:value="0.751689000000001">
            <text:p>0.751689</text:p>
          </table:table-cell>
          <table:table-cell table:formula="of:=([.B55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8]-[.F$2])^2" office:value-type="float" office:value="0.751689000000001">
            <text:p>0.751689</text:p>
          </table:table-cell>
          <table:table-cell table:formula="of:=([.B55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9]-[.F$2])^2" office:value-type="float" office:value="0.751689000000001">
            <text:p>0.751689</text:p>
          </table:table-cell>
          <table:table-cell table:formula="of:=([.B55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([.A560]-[.F$2])^2" office:value-type="float" office:value="0.751689000000001">
            <text:p>0.751689</text:p>
          </table:table-cell>
          <table:table-cell table:formula="of:=([.B560]-[.J$2])^2" office:value-type="float" office:value="217.946169">
            <text:p>217.94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1]-[.F$2])^2" office:value-type="float" office:value="0.0176889999999998">
            <text:p>0.017689</text:p>
          </table:table-cell>
          <table:table-cell table:formula="of:=([.B56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62]-[.F$2])^2" office:value-type="float" office:value="0.751689000000001">
            <text:p>0.751689</text:p>
          </table:table-cell>
          <table:table-cell table:formula="of:=([.B56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63]-[.F$2])^2" office:value-type="float" office:value="0.0176889999999998">
            <text:p>0.017689</text:p>
          </table:table-cell>
          <table:table-cell table:formula="of:=([.B56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4]-[.F$2])^2" office:value-type="float" office:value="0.0176889999999998">
            <text:p>0.017689</text:p>
          </table:table-cell>
          <table:table-cell table:formula="of:=([.B56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65]-[.F$2])^2" office:value-type="float" office:value="9.81568899999999">
            <text:p>9.815689</text:p>
          </table:table-cell>
          <table:table-cell table:formula="of:=([.B56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66]-[.F$2])^2" office:value-type="float" office:value="3.485689">
            <text:p>3.485689</text:p>
          </table:table-cell>
          <table:table-cell table:formula="of:=([.B56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67]-[.F$2])^2" office:value-type="float" office:value="0.751689000000001">
            <text:p>0.751689</text:p>
          </table:table-cell>
          <table:table-cell table:formula="of:=([.B56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8]-[.F$2])^2" office:value-type="float" office:value="0.0176889999999998">
            <text:p>0.017689</text:p>
          </table:table-cell>
          <table:table-cell table:formula="of:=([.B56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69]-[.F$2])^2" office:value-type="float" office:value="0.751689000000001">
            <text:p>0.751689</text:p>
          </table:table-cell>
          <table:table-cell table:formula="of:=([.B56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0]-[.F$2])^2" office:value-type="float" office:value="0.0176889999999998">
            <text:p>0.017689</text:p>
          </table:table-cell>
          <table:table-cell table:formula="of:=([.B57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71]-[.F$2])^2" office:value-type="float" office:value="0.0176889999999998">
            <text:p>0.017689</text:p>
          </table:table-cell>
          <table:table-cell table:formula="of:=([.B57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2]-[.F$2])^2" office:value-type="float" office:value="0.0176889999999998">
            <text:p>0.017689</text:p>
          </table:table-cell>
          <table:table-cell table:formula="of:=([.B57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73]-[.F$2])^2" office:value-type="float" office:value="0.751689000000001">
            <text:p>0.751689</text:p>
          </table:table-cell>
          <table:table-cell table:formula="of:=([.B57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74]-[.F$2])^2" office:value-type="float" office:value="0.751689000000001">
            <text:p>0.751689</text:p>
          </table:table-cell>
          <table:table-cell table:formula="of:=([.B57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575]-[.F$2])^2" office:value-type="float" office:value="17.081689">
            <text:p>17.081689</text:p>
          </table:table-cell>
          <table:table-cell table:formula="of:=([.B575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76]-[.F$2])^2" office:value-type="float" office:value="0.751689000000001">
            <text:p>0.751689</text:p>
          </table:table-cell>
          <table:table-cell table:formula="of:=([.B57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77]-[.F$2])^2" office:value-type="float" office:value="0.751689000000001">
            <text:p>0.751689</text:p>
          </table:table-cell>
          <table:table-cell table:formula="of:=([.B57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78]-[.F$2])^2" office:value-type="float" office:value="0.751689000000001">
            <text:p>0.751689</text:p>
          </table:table-cell>
          <table:table-cell table:formula="of:=([.B57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79]-[.F$2])^2" office:value-type="float" office:value="0.751689000000001">
            <text:p>0.751689</text:p>
          </table:table-cell>
          <table:table-cell table:formula="of:=([.B57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80]-[.F$2])^2" office:value-type="float" office:value="3.485689">
            <text:p>3.485689</text:p>
          </table:table-cell>
          <table:table-cell table:formula="of:=([.B58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81]-[.F$2])^2" office:value-type="float" office:value="0.751689000000001">
            <text:p>0.751689</text:p>
          </table:table-cell>
          <table:table-cell table:formula="of:=([.B58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82]-[.F$2])^2" office:value-type="float" office:value="0.751689000000001">
            <text:p>0.751689</text:p>
          </table:table-cell>
          <table:table-cell table:formula="of:=([.B58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83]-[.F$2])^2" office:value-type="float" office:value="0.751689000000001">
            <text:p>0.751689</text:p>
          </table:table-cell>
          <table:table-cell table:formula="of:=([.B58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84]-[.F$2])^2" office:value-type="float" office:value="0.0176889999999998">
            <text:p>0.017689</text:p>
          </table:table-cell>
          <table:table-cell table:formula="of:=([.B584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85]-[.F$2])^2" office:value-type="float" office:value="0.751689000000001">
            <text:p>0.751689</text:p>
          </table:table-cell>
          <table:table-cell table:formula="of:=([.B58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86]-[.F$2])^2" office:value-type="float" office:value="0.751689000000001">
            <text:p>0.751689</text:p>
          </table:table-cell>
          <table:table-cell table:formula="of:=([.B58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87]-[.F$2])^2" office:value-type="float" office:value="0.751689000000001">
            <text:p>0.751689</text:p>
          </table:table-cell>
          <table:table-cell table:formula="of:=([.B587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88]-[.F$2])^2" office:value-type="float" office:value="3.485689">
            <text:p>3.485689</text:p>
          </table:table-cell>
          <table:table-cell table:formula="of:=([.B58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89]-[.F$2])^2" office:value-type="float" office:value="0.751689000000001">
            <text:p>0.751689</text:p>
          </table:table-cell>
          <table:table-cell table:formula="of:=([.B58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0]-[.F$2])^2" office:value-type="float" office:value="0.0176889999999998">
            <text:p>0.017689</text:p>
          </table:table-cell>
          <table:table-cell table:formula="of:=([.B59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A591]-[.F$2])^2" office:value-type="float" office:value="0.0176889999999998">
            <text:p>0.017689</text:p>
          </table:table-cell>
          <table:table-cell table:formula="of:=([.B591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92]-[.F$2])^2" office:value-type="float" office:value="0.0176889999999998">
            <text:p>0.017689</text:p>
          </table:table-cell>
          <table:table-cell table:formula="of:=([.B59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93]-[.F$2])^2" office:value-type="float" office:value="0.751689000000001">
            <text:p>0.751689</text:p>
          </table:table-cell>
          <table:table-cell table:formula="of:=([.B593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594]-[.F$2])^2" office:value-type="float" office:value="23.687689">
            <text:p>23.687689</text:p>
          </table:table-cell>
          <table:table-cell table:formula="of:=([.B594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95]-[.F$2])^2" office:value-type="float" office:value="0.0176889999999998">
            <text:p>0.017689</text:p>
          </table:table-cell>
          <table:table-cell table:formula="of:=([.B59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96]-[.F$2])^2" office:value-type="float" office:value="0.751689000000001">
            <text:p>0.751689</text:p>
          </table:table-cell>
          <table:table-cell table:formula="of:=([.B59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97]-[.F$2])^2" office:value-type="float" office:value="0.751689000000001">
            <text:p>0.751689</text:p>
          </table:table-cell>
          <table:table-cell table:formula="of:=([.B59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8]-[.F$2])^2" office:value-type="float" office:value="0.0176889999999998">
            <text:p>0.017689</text:p>
          </table:table-cell>
          <table:table-cell table:formula="of:=([.B59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599]-[.F$2])^2" office:value-type="float" office:value="9.81568899999999">
            <text:p>9.815689</text:p>
          </table:table-cell>
          <table:table-cell table:formula="of:=([.B599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600]-[.F$2])^2" office:value-type="float" office:value="0.751689000000001">
            <text:p>0.751689</text:p>
          </table:table-cell>
          <table:table-cell table:formula="of:=([.B600]-[.J$2])^2" office:value-type="float" office:value="138.368169">
            <text:p>138.36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1]-[.F$2])^2" office:value-type="float" office:value="0.751689000000001">
            <text:p>0.751689</text:p>
          </table:table-cell>
          <table:table-cell table:formula="of:=([.B60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02]-[.F$2])^2" office:value-type="float" office:value="3.485689">
            <text:p>3.485689</text:p>
          </table:table-cell>
          <table:table-cell table:formula="of:=([.B60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03]-[.F$2])^2" office:value-type="float" office:value="3.485689">
            <text:p>3.485689</text:p>
          </table:table-cell>
          <table:table-cell table:formula="of:=([.B60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4]-[.F$2])^2" office:value-type="float" office:value="0.751689000000001">
            <text:p>0.751689</text:p>
          </table:table-cell>
          <table:table-cell table:formula="of:=([.B60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605]-[.F$2])^2" office:value-type="float" office:value="9.81568899999999">
            <text:p>9.815689</text:p>
          </table:table-cell>
          <table:table-cell table:formula="of:=([.B605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06]-[.F$2])^2" office:value-type="float" office:value="0.751689000000001">
            <text:p>0.751689</text:p>
          </table:table-cell>
          <table:table-cell table:formula="of:=([.B60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7]-[.F$2])^2" office:value-type="float" office:value="0.751689000000001">
            <text:p>0.751689</text:p>
          </table:table-cell>
          <table:table-cell table:formula="of:=([.B60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8]-[.F$2])^2" office:value-type="float" office:value="0.751689000000001">
            <text:p>0.751689</text:p>
          </table:table-cell>
          <table:table-cell table:formula="of:=([.B60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9]-[.F$2])^2" office:value-type="float" office:value="0.751689000000001">
            <text:p>0.751689</text:p>
          </table:table-cell>
          <table:table-cell table:formula="of:=([.B60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10]-[.F$2])^2" office:value-type="float" office:value="0.751689000000001">
            <text:p>0.751689</text:p>
          </table:table-cell>
          <table:table-cell table:formula="of:=([.B61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11]-[.F$2])^2" office:value-type="float" office:value="0.0176889999999998">
            <text:p>0.017689</text:p>
          </table:table-cell>
          <table:table-cell table:formula="of:=([.B61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12]-[.F$2])^2" office:value-type="float" office:value="0.751689000000001">
            <text:p>0.751689</text:p>
          </table:table-cell>
          <table:table-cell table:formula="of:=([.B61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13]-[.F$2])^2" office:value-type="float" office:value="0.0176889999999998">
            <text:p>0.017689</text:p>
          </table:table-cell>
          <table:table-cell table:formula="of:=([.B61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614]-[.F$2])^2" office:value-type="float" office:value="17.081689">
            <text:p>17.081689</text:p>
          </table:table-cell>
          <table:table-cell table:formula="of:=([.B61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15]-[.F$2])^2" office:value-type="float" office:value="3.485689">
            <text:p>3.485689</text:p>
          </table:table-cell>
          <table:table-cell table:formula="of:=([.B61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16]-[.F$2])^2" office:value-type="float" office:value="23.687689">
            <text:p>23.687689</text:p>
          </table:table-cell>
          <table:table-cell table:formula="of:=([.B616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17]-[.F$2])^2" office:value-type="float" office:value="0.751689000000001">
            <text:p>0.751689</text:p>
          </table:table-cell>
          <table:table-cell table:formula="of:=([.B61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18]-[.F$2])^2" office:value-type="float" office:value="3.485689">
            <text:p>3.485689</text:p>
          </table:table-cell>
          <table:table-cell table:formula="of:=([.B61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19]-[.F$2])^2" office:value-type="float" office:value="0.751689000000001">
            <text:p>0.751689</text:p>
          </table:table-cell>
          <table:table-cell table:formula="of:=([.B61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0]-[.F$2])^2" office:value-type="float" office:value="0.0176889999999998">
            <text:p>0.017689</text:p>
          </table:table-cell>
          <table:table-cell table:formula="of:=([.B62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621]-[.F$2])^2" office:value-type="float" office:value="23.687689">
            <text:p>23.687689</text:p>
          </table:table-cell>
          <table:table-cell table:formula="of:=([.B621]-[.J$2])^2" office:value-type="float" office:value="27.426169">
            <text:p>27.42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22]-[.F$2])^2" office:value-type="float" office:value="0.751689000000001">
            <text:p>0.751689</text:p>
          </table:table-cell>
          <table:table-cell table:formula="of:=([.B62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3]-[.F$2])^2" office:value-type="float" office:value="0.0176889999999998">
            <text:p>0.017689</text:p>
          </table:table-cell>
          <table:table-cell table:formula="of:=([.B62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24]-[.F$2])^2" office:value-type="float" office:value="0.0176889999999998">
            <text:p>0.017689</text:p>
          </table:table-cell>
          <table:table-cell table:formula="of:=([.B62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25]-[.F$2])^2" office:value-type="float" office:value="3.485689">
            <text:p>3.485689</text:p>
          </table:table-cell>
          <table:table-cell table:formula="of:=([.B62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6]-[.F$2])^2" office:value-type="float" office:value="0.0176889999999998">
            <text:p>0.017689</text:p>
          </table:table-cell>
          <table:table-cell table:formula="of:=([.B62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27]-[.F$2])^2" office:value-type="float" office:value="0.751689000000001">
            <text:p>0.751689</text:p>
          </table:table-cell>
          <table:table-cell table:formula="of:=([.B62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28]-[.F$2])^2" office:value-type="float" office:value="0.751689000000001">
            <text:p>0.751689</text:p>
          </table:table-cell>
          <table:table-cell table:formula="of:=([.B62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29]-[.F$2])^2" office:value-type="float" office:value="0.751689000000001">
            <text:p>0.751689</text:p>
          </table:table-cell>
          <table:table-cell table:formula="of:=([.B62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30]-[.F$2])^2" office:value-type="float" office:value="0.751689000000001">
            <text:p>0.751689</text:p>
          </table:table-cell>
          <table:table-cell table:formula="of:=([.B63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31]-[.F$2])^2" office:value-type="float" office:value="8.219689">
            <text:p>8.219689</text:p>
          </table:table-cell>
          <table:table-cell table:formula="of:=([.B631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32]-[.F$2])^2" office:value-type="float" office:value="0.751689000000001">
            <text:p>0.751689</text:p>
          </table:table-cell>
          <table:table-cell table:formula="of:=([.B63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33]-[.F$2])^2" office:value-type="float" office:value="3.485689">
            <text:p>3.485689</text:p>
          </table:table-cell>
          <table:table-cell table:formula="of:=([.B63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34]-[.F$2])^2" office:value-type="float" office:value="0.751689000000001">
            <text:p>0.751689</text:p>
          </table:table-cell>
          <table:table-cell table:formula="of:=([.B63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formula="of:=([.A635]-[.F$2])^2" office:value-type="float" office:value="199.741689">
            <text:p>199.741689</text:p>
          </table:table-cell>
          <table:table-cell table:formula="of:=([.B635]-[.J$2])^2" office:value-type="float" office:value="76.790169">
            <text:p>76.79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36]-[.F$2])^2" office:value-type="float" office:value="0.751689000000001">
            <text:p>0.751689</text:p>
          </table:table-cell>
          <table:table-cell table:formula="of:=([.B63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37]-[.F$2])^2" office:value-type="float" office:value="0.0176889999999998">
            <text:p>0.017689</text:p>
          </table:table-cell>
          <table:table-cell table:formula="of:=([.B63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38]-[.F$2])^2" office:value-type="float" office:value="0.751689000000001">
            <text:p>0.751689</text:p>
          </table:table-cell>
          <table:table-cell table:formula="of:=([.B63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39]-[.F$2])^2" office:value-type="float" office:value="3.485689">
            <text:p>3.485689</text:p>
          </table:table-cell>
          <table:table-cell table:formula="of:=([.B63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40]-[.F$2])^2" office:value-type="float" office:value="8.219689">
            <text:p>8.219689</text:p>
          </table:table-cell>
          <table:table-cell table:formula="of:=([.B640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41]-[.F$2])^2" office:value-type="float" office:value="0.0176889999999998">
            <text:p>0.017689</text:p>
          </table:table-cell>
          <table:table-cell table:formula="of:=([.B64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42]-[.F$2])^2" office:value-type="float" office:value="0.751689000000001">
            <text:p>0.751689</text:p>
          </table:table-cell>
          <table:table-cell table:formula="of:=([.B64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43]-[.F$2])^2" office:value-type="float" office:value="0.751689000000001">
            <text:p>0.751689</text:p>
          </table:table-cell>
          <table:table-cell table:formula="of:=([.B64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44]-[.F$2])^2" office:value-type="float" office:value="0.0176889999999998">
            <text:p>0.017689</text:p>
          </table:table-cell>
          <table:table-cell table:formula="of:=([.B64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45]-[.F$2])^2" office:value-type="float" office:value="0.0176889999999998">
            <text:p>0.017689</text:p>
          </table:table-cell>
          <table:table-cell table:formula="of:=([.B64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646]-[.F$2])^2" office:value-type="float" office:value="102.677689">
            <text:p>102.677689</text:p>
          </table:table-cell>
          <table:table-cell table:formula="of:=([.B64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647]-[.F$2])^2" office:value-type="float" office:value="17.081689">
            <text:p>17.081689</text:p>
          </table:table-cell>
          <table:table-cell table:formula="of:=([.B647]-[.J$2])^2" office:value-type="float" office:value="76.790169">
            <text:p>76.79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48]-[.F$2])^2" office:value-type="float" office:value="1.283689">
            <text:p>1.283689</text:p>
          </table:table-cell>
          <table:table-cell table:formula="of:=([.B64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49]-[.F$2])^2" office:value-type="float" office:value="14.953689">
            <text:p>14.953689</text:p>
          </table:table-cell>
          <table:table-cell table:formula="of:=([.B649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50]-[.F$2])^2" office:value-type="float" office:value="0.751689000000001">
            <text:p>0.751689</text:p>
          </table:table-cell>
          <table:table-cell table:formula="of:=([.B65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51]-[.F$2])^2" office:value-type="float" office:value="0.0176889999999998">
            <text:p>0.017689</text:p>
          </table:table-cell>
          <table:table-cell table:formula="of:=([.B65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52]-[.F$2])^2" office:value-type="float" office:value="0.0176889999999998">
            <text:p>0.017689</text:p>
          </table:table-cell>
          <table:table-cell table:formula="of:=([.B65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53]-[.F$2])^2" office:value-type="float" office:value="0.751689000000001">
            <text:p>0.751689</text:p>
          </table:table-cell>
          <table:table-cell table:formula="of:=([.B65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54]-[.F$2])^2" office:value-type="float" office:value="8.219689">
            <text:p>8.219689</text:p>
          </table:table-cell>
          <table:table-cell table:formula="of:=([.B654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55]-[.F$2])^2" office:value-type="float" office:value="0.751689000000001">
            <text:p>0.751689</text:p>
          </table:table-cell>
          <table:table-cell table:formula="of:=([.B65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656]-[.F$2])^2" office:value-type="float" office:value="4.549689">
            <text:p>4.549689</text:p>
          </table:table-cell>
          <table:table-cell table:formula="of:=([.B656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57]-[.F$2])^2" office:value-type="float" office:value="0.751689000000001">
            <text:p>0.751689</text:p>
          </table:table-cell>
          <table:table-cell table:formula="of:=([.B65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58]-[.F$2])^2" office:value-type="float" office:value="3.485689">
            <text:p>3.485689</text:p>
          </table:table-cell>
          <table:table-cell table:formula="of:=([.B65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59]-[.F$2])^2" office:value-type="float" office:value="26.347689">
            <text:p>26.347689</text:p>
          </table:table-cell>
          <table:table-cell table:formula="of:=([.B659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60]-[.F$2])^2" office:value-type="float" office:value="3.485689">
            <text:p>3.485689</text:p>
          </table:table-cell>
          <table:table-cell table:formula="of:=([.B66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61]-[.F$2])^2" office:value-type="float" office:value="0.751689000000001">
            <text:p>0.751689</text:p>
          </table:table-cell>
          <table:table-cell table:formula="of:=([.B661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62]-[.F$2])^2" office:value-type="float" office:value="23.687689">
            <text:p>23.687689</text:p>
          </table:table-cell>
          <table:table-cell table:formula="of:=([.B662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63]-[.F$2])^2" office:value-type="float" office:value="0.751689000000001">
            <text:p>0.751689</text:p>
          </table:table-cell>
          <table:table-cell table:formula="of:=([.B66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64]-[.F$2])^2" office:value-type="float" office:value="0.751689000000001">
            <text:p>0.751689</text:p>
          </table:table-cell>
          <table:table-cell table:formula="of:=([.B66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65]-[.F$2])^2" office:value-type="float" office:value="0.751689000000001">
            <text:p>0.751689</text:p>
          </table:table-cell>
          <table:table-cell table:formula="of:=([.B66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66]-[.F$2])^2" office:value-type="float" office:value="23.687689">
            <text:p>23.687689</text:p>
          </table:table-cell>
          <table:table-cell table:formula="of:=([.B666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667]-[.F$2])^2" office:value-type="float" office:value="3.485689">
            <text:p>3.485689</text:p>
          </table:table-cell>
          <table:table-cell table:formula="of:=([.B667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68]-[.F$2])^2" office:value-type="float" office:value="0.751689000000001">
            <text:p>0.751689</text:p>
          </table:table-cell>
          <table:table-cell table:formula="of:=([.B66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69]-[.F$2])^2" office:value-type="float" office:value="3.485689">
            <text:p>3.485689</text:p>
          </table:table-cell>
          <table:table-cell table:formula="of:=([.B66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70]-[.F$2])^2" office:value-type="float" office:value="0.751689000000001">
            <text:p>0.751689</text:p>
          </table:table-cell>
          <table:table-cell table:formula="of:=([.B67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71]-[.F$2])^2" office:value-type="float" office:value="0.751689000000001">
            <text:p>0.751689</text:p>
          </table:table-cell>
          <table:table-cell table:formula="of:=([.B67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72]-[.F$2])^2" office:value-type="float" office:value="0.0176889999999998">
            <text:p>0.017689</text:p>
          </table:table-cell>
          <table:table-cell table:formula="of:=([.B67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73]-[.F$2])^2" office:value-type="float" office:value="0.751689000000001">
            <text:p>0.751689</text:p>
          </table:table-cell>
          <table:table-cell table:formula="of:=([.B67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674]-[.F$2])^2" office:value-type="float" office:value="26.347689">
            <text:p>26.347689</text:p>
          </table:table-cell>
          <table:table-cell table:formula="of:=([.B674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75]-[.F$2])^2" office:value-type="float" office:value="0.751689000000001">
            <text:p>0.751689</text:p>
          </table:table-cell>
          <table:table-cell table:formula="of:=([.B67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76]-[.F$2])^2" office:value-type="float" office:value="26.347689">
            <text:p>26.347689</text:p>
          </table:table-cell>
          <table:table-cell table:formula="of:=([.B676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77]-[.F$2])^2" office:value-type="float" office:value="0.751689000000001">
            <text:p>0.751689</text:p>
          </table:table-cell>
          <table:table-cell table:formula="of:=([.B67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678]-[.F$2])^2" office:value-type="float" office:value="4.549689">
            <text:p>4.549689</text:p>
          </table:table-cell>
          <table:table-cell table:formula="of:=([.B678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79]-[.F$2])^2" office:value-type="float" office:value="0.751689000000001">
            <text:p>0.751689</text:p>
          </table:table-cell>
          <table:table-cell table:formula="of:=([.B67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80]-[.F$2])^2" office:value-type="float" office:value="0.751689000000001">
            <text:p>0.751689</text:p>
          </table:table-cell>
          <table:table-cell table:formula="of:=([.B68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81]-[.F$2])^2" office:value-type="float" office:value="0.0176889999999998">
            <text:p>0.017689</text:p>
          </table:table-cell>
          <table:table-cell table:formula="of:=([.B68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682]-[.F$2])^2" office:value-type="float" office:value="50.879689">
            <text:p>50.879689</text:p>
          </table:table-cell>
          <table:table-cell table:formula="of:=([.B68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83]-[.F$2])^2" office:value-type="float" office:value="3.485689">
            <text:p>3.485689</text:p>
          </table:table-cell>
          <table:table-cell table:formula="of:=([.B68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84]-[.F$2])^2" office:value-type="float" office:value="3.485689">
            <text:p>3.485689</text:p>
          </table:table-cell>
          <table:table-cell table:formula="of:=([.B68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85]-[.F$2])^2" office:value-type="float" office:value="0.751689000000001">
            <text:p>0.751689</text:p>
          </table:table-cell>
          <table:table-cell table:formula="of:=([.B68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86]-[.F$2])^2" office:value-type="float" office:value="0.751689000000001">
            <text:p>0.751689</text:p>
          </table:table-cell>
          <table:table-cell table:formula="of:=([.B68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87]-[.F$2])^2" office:value-type="float" office:value="0.0176889999999998">
            <text:p>0.017689</text:p>
          </table:table-cell>
          <table:table-cell table:formula="of:=([.B68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688]-[.F$2])^2" office:value-type="float" office:value="0.751689000000001">
            <text:p>0.751689</text:p>
          </table:table-cell>
          <table:table-cell table:formula="of:=([.B688]-[.J$2])^2" office:value-type="float" office:value="14.160169">
            <text:p>14.16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89]-[.F$2])^2" office:value-type="float" office:value="0.751689000000001">
            <text:p>0.751689</text:p>
          </table:table-cell>
          <table:table-cell table:formula="of:=([.B68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90]-[.F$2])^2" office:value-type="float" office:value="0.0176889999999998">
            <text:p>0.017689</text:p>
          </table:table-cell>
          <table:table-cell table:formula="of:=([.B69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91]-[.F$2])^2" office:value-type="float" office:value="0.751689000000001">
            <text:p>0.751689</text:p>
          </table:table-cell>
          <table:table-cell table:formula="of:=([.B69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92]-[.F$2])^2" office:value-type="float" office:value="0.0176889999999998">
            <text:p>0.017689</text:p>
          </table:table-cell>
          <table:table-cell table:formula="of:=([.B69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93]-[.F$2])^2" office:value-type="float" office:value="0.751689000000001">
            <text:p>0.751689</text:p>
          </table:table-cell>
          <table:table-cell table:formula="of:=([.B69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94]-[.F$2])^2" office:value-type="float" office:value="0.751689000000001">
            <text:p>0.751689</text:p>
          </table:table-cell>
          <table:table-cell table:formula="of:=([.B69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695]-[.F$2])^2" office:value-type="float" office:value="0.0176889999999998">
            <text:p>0.017689</text:p>
          </table:table-cell>
          <table:table-cell table:formula="of:=([.B695]-[.J$2])^2" office:value-type="float" office:value="217.946169">
            <text:p>217.94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96]-[.F$2])^2" office:value-type="float" office:value="0.751689000000001">
            <text:p>0.751689</text:p>
          </table:table-cell>
          <table:table-cell table:formula="of:=([.B69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97]-[.F$2])^2" office:value-type="float" office:value="3.485689">
            <text:p>3.485689</text:p>
          </table:table-cell>
          <table:table-cell table:formula="of:=([.B69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98]-[.F$2])^2" office:value-type="float" office:value="0.751689000000001">
            <text:p>0.751689</text:p>
          </table:table-cell>
          <table:table-cell table:formula="of:=([.B69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99]-[.F$2])^2" office:value-type="float" office:value="8.219689">
            <text:p>8.219689</text:p>
          </table:table-cell>
          <table:table-cell table:formula="of:=([.B699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00]-[.F$2])^2" office:value-type="float" office:value="0.0176889999999998">
            <text:p>0.017689</text:p>
          </table:table-cell>
          <table:table-cell table:formula="of:=([.B70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01]-[.F$2])^2" office:value-type="float" office:value="0.0176889999999998">
            <text:p>0.017689</text:p>
          </table:table-cell>
          <table:table-cell table:formula="of:=([.B70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702]-[.F$2])^2" office:value-type="float" office:value="9.81568899999999">
            <text:p>9.815689</text:p>
          </table:table-cell>
          <table:table-cell table:formula="of:=([.B70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3]-[.F$2])^2" office:value-type="float" office:value="0.751689000000001">
            <text:p>0.751689</text:p>
          </table:table-cell>
          <table:table-cell table:formula="of:=([.B70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4]-[.F$2])^2" office:value-type="float" office:value="0.751689000000001">
            <text:p>0.751689</text:p>
          </table:table-cell>
          <table:table-cell table:formula="of:=([.B70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5]-[.F$2])^2" office:value-type="float" office:value="0.751689000000001">
            <text:p>0.751689</text:p>
          </table:table-cell>
          <table:table-cell table:formula="of:=([.B70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6]-[.F$2])^2" office:value-type="float" office:value="0.751689000000001">
            <text:p>0.751689</text:p>
          </table:table-cell>
          <table:table-cell table:formula="of:=([.B70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07]-[.F$2])^2" office:value-type="float" office:value="0.0176889999999998">
            <text:p>0.017689</text:p>
          </table:table-cell>
          <table:table-cell table:formula="of:=([.B70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708]-[.F$2])^2" office:value-type="float" office:value="9.81568899999999">
            <text:p>9.815689</text:p>
          </table:table-cell>
          <table:table-cell table:formula="of:=([.B708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9]-[.F$2])^2" office:value-type="float" office:value="0.751689000000001">
            <text:p>0.751689</text:p>
          </table:table-cell>
          <table:table-cell table:formula="of:=([.B70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10]-[.F$2])^2" office:value-type="float" office:value="0.0176889999999998">
            <text:p>0.017689</text:p>
          </table:table-cell>
          <table:table-cell table:formula="of:=([.B710]-[.J$2])^2" office:value-type="float" office:value="22.686169">
            <text:p>22.686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A711]-[.F$2])^2" office:value-type="float" office:value="26.347689">
            <text:p>26.347689</text:p>
          </table:table-cell>
          <table:table-cell table:formula="of:=([.B711]-[.J$2])^2" office:value-type="float" office:value="280.998169">
            <text:p>280.99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12]-[.F$2])^2" office:value-type="float" office:value="0.0176889999999998">
            <text:p>0.017689</text:p>
          </table:table-cell>
          <table:table-cell table:formula="of:=([.B71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3]-[.F$2])^2" office:value-type="float" office:value="0.751689000000001">
            <text:p>0.751689</text:p>
          </table:table-cell>
          <table:table-cell table:formula="of:=([.B71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4]-[.F$2])^2" office:value-type="float" office:value="0.751689000000001">
            <text:p>0.751689</text:p>
          </table:table-cell>
          <table:table-cell table:formula="of:=([.B71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5]-[.F$2])^2" office:value-type="float" office:value="0.751689000000001">
            <text:p>0.751689</text:p>
          </table:table-cell>
          <table:table-cell table:formula="of:=([.B71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16]-[.F$2])^2" office:value-type="float" office:value="0.751689000000001">
            <text:p>0.751689</text:p>
          </table:table-cell>
          <table:table-cell table:formula="of:=([.B71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7]-[.F$2])^2" office:value-type="float" office:value="0.751689000000001">
            <text:p>0.751689</text:p>
          </table:table-cell>
          <table:table-cell table:formula="of:=([.B71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18]-[.F$2])^2" office:value-type="float" office:value="3.485689">
            <text:p>3.485689</text:p>
          </table:table-cell>
          <table:table-cell table:formula="of:=([.B71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19]-[.F$2])^2" office:value-type="float" office:value="0.751689000000001">
            <text:p>0.751689</text:p>
          </table:table-cell>
          <table:table-cell table:formula="of:=([.B71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20]-[.F$2])^2" office:value-type="float" office:value="0.751689000000001">
            <text:p>0.751689</text:p>
          </table:table-cell>
          <table:table-cell table:formula="of:=([.B72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721]-[.F$2])^2" office:value-type="float" office:value="0.0176889999999998">
            <text:p>0.017689</text:p>
          </table:table-cell>
          <table:table-cell table:formula="of:=([.B721]-[.J$2])^2" office:value-type="float" office:value="33.212169">
            <text:p>33.2121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formula="of:=([.A722]-[.F$2])^2" office:value-type="float" office:value="37.613689">
            <text:p>37.613689</text:p>
          </table:table-cell>
          <table:table-cell table:formula="of:=([.B722]-[.J$2])^2" office:value-type="float" office:value="431.102169">
            <text:p>431.10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23]-[.F$2])^2" office:value-type="float" office:value="0.751689000000001">
            <text:p>0.751689</text:p>
          </table:table-cell>
          <table:table-cell table:formula="of:=([.B72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24]-[.F$2])^2" office:value-type="float" office:value="0.751689000000001">
            <text:p>0.751689</text:p>
          </table:table-cell>
          <table:table-cell table:formula="of:=([.B72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725]-[.F$2])^2" office:value-type="float" office:value="34.421689">
            <text:p>34.421689</text:p>
          </table:table-cell>
          <table:table-cell table:formula="of:=([.B725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26]-[.F$2])^2" office:value-type="float" office:value="0.0176889999999998">
            <text:p>0.017689</text:p>
          </table:table-cell>
          <table:table-cell table:formula="of:=([.B72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727]-[.F$2])^2" office:value-type="float" office:value="0.0176889999999998">
            <text:p>0.017689</text:p>
          </table:table-cell>
          <table:table-cell table:formula="of:=([.B727]-[.J$2])^2" office:value-type="float" office:value="33.212169">
            <text:p>33.21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28]-[.F$2])^2" office:value-type="float" office:value="0.751689000000001">
            <text:p>0.751689</text:p>
          </table:table-cell>
          <table:table-cell table:formula="of:=([.B72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29]-[.F$2])^2" office:value-type="float" office:value="0.0176889999999998">
            <text:p>0.017689</text:p>
          </table:table-cell>
          <table:table-cell table:formula="of:=([.B72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30]-[.F$2])^2" office:value-type="float" office:value="0.751689000000001">
            <text:p>0.751689</text:p>
          </table:table-cell>
          <table:table-cell table:formula="of:=([.B73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31]-[.F$2])^2" office:value-type="float" office:value="0.0176889999999998">
            <text:p>0.017689</text:p>
          </table:table-cell>
          <table:table-cell table:formula="of:=([.B73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732]-[.F$2])^2" office:value-type="float" office:value="0.0176889999999998">
            <text:p>0.017689</text:p>
          </table:table-cell>
          <table:table-cell table:formula="of:=([.B732]-[.J$2])^2" office:value-type="float" office:value="280.998169">
            <text:p>280.99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33]-[.F$2])^2" office:value-type="float" office:value="0.0176889999999998">
            <text:p>0.017689</text:p>
          </table:table-cell>
          <table:table-cell table:formula="of:=([.B73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34]-[.F$2])^2" office:value-type="float" office:value="0.0176889999999998">
            <text:p>0.017689</text:p>
          </table:table-cell>
          <table:table-cell table:formula="of:=([.B73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35]-[.F$2])^2" office:value-type="float" office:value="0.0176889999999998">
            <text:p>0.017689</text:p>
          </table:table-cell>
          <table:table-cell table:formula="of:=([.B73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736]-[.F$2])^2" office:value-type="float" office:value="0.751689000000001">
            <text:p>0.751689</text:p>
          </table:table-cell>
          <table:table-cell table:formula="of:=([.B736]-[.J$2])^2" office:value-type="float" office:value="3.108169">
            <text:p>3.10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37]-[.F$2])^2" office:value-type="float" office:value="0.751689000000001">
            <text:p>0.751689</text:p>
          </table:table-cell>
          <table:table-cell table:formula="of:=([.B73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38]-[.F$2])^2" office:value-type="float" office:value="0.751689000000001">
            <text:p>0.751689</text:p>
          </table:table-cell>
          <table:table-cell table:formula="of:=([.B73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39]-[.F$2])^2" office:value-type="float" office:value="0.751689000000001">
            <text:p>0.751689</text:p>
          </table:table-cell>
          <table:table-cell table:formula="of:=([.B73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formula="of:=([.A740]-[.F$2])^2" office:value-type="float" office:value="50.879689">
            <text:p>50.879689</text:p>
          </table:table-cell>
          <table:table-cell table:formula="of:=([.B740]-[.J$2])^2" office:value-type="float" office:value="217.946169">
            <text:p>217.94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41]-[.F$2])^2" office:value-type="float" office:value="3.485689">
            <text:p>3.485689</text:p>
          </table:table-cell>
          <table:table-cell table:formula="of:=([.B74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42]-[.F$2])^2" office:value-type="float" office:value="0.751689000000001">
            <text:p>0.751689</text:p>
          </table:table-cell>
          <table:table-cell table:formula="of:=([.B74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43]-[.F$2])^2" office:value-type="float" office:value="0.751689000000001">
            <text:p>0.751689</text:p>
          </table:table-cell>
          <table:table-cell table:formula="of:=([.B74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44]-[.F$2])^2" office:value-type="float" office:value="0.751689000000001">
            <text:p>0.751689</text:p>
          </table:table-cell>
          <table:table-cell table:formula="of:=([.B74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45]-[.F$2])^2" office:value-type="float" office:value="0.751689000000001">
            <text:p>0.751689</text:p>
          </table:table-cell>
          <table:table-cell table:formula="of:=([.B74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46]-[.F$2])^2" office:value-type="float" office:value="0.751689000000001">
            <text:p>0.751689</text:p>
          </table:table-cell>
          <table:table-cell table:formula="of:=([.B74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47]-[.F$2])^2" office:value-type="float" office:value="0.751689000000001">
            <text:p>0.751689</text:p>
          </table:table-cell>
          <table:table-cell table:formula="of:=([.B74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formula="of:=([.A748]-[.F$2])^2" office:value-type="float" office:value="791.465689">
            <text:p>791.465689</text:p>
          </table:table-cell>
          <table:table-cell table:formula="of:=([.B74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49]-[.F$2])^2" office:value-type="float" office:value="0.751689000000001">
            <text:p>0.751689</text:p>
          </table:table-cell>
          <table:table-cell table:formula="of:=([.B74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0]-[.F$2])^2" office:value-type="float" office:value="0.751689000000001">
            <text:p>0.751689</text:p>
          </table:table-cell>
          <table:table-cell table:formula="of:=([.B75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51]-[.F$2])^2" office:value-type="float" office:value="0.751689000000001">
            <text:p>0.751689</text:p>
          </table:table-cell>
          <table:table-cell table:formula="of:=([.B75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2]-[.F$2])^2" office:value-type="float" office:value="0.751689000000001">
            <text:p>0.751689</text:p>
          </table:table-cell>
          <table:table-cell table:formula="of:=([.B75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53]-[.F$2])^2" office:value-type="float" office:value="0.751689000000001">
            <text:p>0.751689</text:p>
          </table:table-cell>
          <table:table-cell table:formula="of:=([.B75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54]-[.F$2])^2" office:value-type="float" office:value="0.0176889999999998">
            <text:p>0.017689</text:p>
          </table:table-cell>
          <table:table-cell table:formula="of:=([.B75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5]-[.F$2])^2" office:value-type="float" office:value="0.751689000000001">
            <text:p>0.751689</text:p>
          </table:table-cell>
          <table:table-cell table:formula="of:=([.B75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756]-[.F$2])^2" office:value-type="float" office:value="147.209689">
            <text:p>147.209689</text:p>
          </table:table-cell>
          <table:table-cell table:formula="of:=([.B75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7]-[.F$2])^2" office:value-type="float" office:value="0.751689000000001">
            <text:p>0.751689</text:p>
          </table:table-cell>
          <table:table-cell table:formula="of:=([.B75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58]-[.F$2])^2" office:value-type="float" office:value="0.0176889999999998">
            <text:p>0.017689</text:p>
          </table:table-cell>
          <table:table-cell table:formula="of:=([.B75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59]-[.F$2])^2" office:value-type="float" office:value="0.751689000000001">
            <text:p>0.751689</text:p>
          </table:table-cell>
          <table:table-cell table:formula="of:=([.B75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0]-[.F$2])^2" office:value-type="float" office:value="0.751689000000001">
            <text:p>0.751689</text:p>
          </table:table-cell>
          <table:table-cell table:formula="of:=([.B76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61]-[.F$2])^2" office:value-type="float" office:value="0.0176889999999998">
            <text:p>0.017689</text:p>
          </table:table-cell>
          <table:table-cell table:formula="of:=([.B76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62]-[.F$2])^2" office:value-type="float" office:value="0.751689000000001">
            <text:p>0.751689</text:p>
          </table:table-cell>
          <table:table-cell table:formula="of:=([.B762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63]-[.F$2])^2" office:value-type="float" office:value="3.485689">
            <text:p>3.485689</text:p>
          </table:table-cell>
          <table:table-cell table:formula="of:=([.B76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64]-[.F$2])^2" office:value-type="float" office:value="0.0176889999999998">
            <text:p>0.017689</text:p>
          </table:table-cell>
          <table:table-cell table:formula="of:=([.B76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65]-[.F$2])^2" office:value-type="float" office:value="0.0176889999999998">
            <text:p>0.017689</text:p>
          </table:table-cell>
          <table:table-cell table:formula="of:=([.B765]-[.J$2])^2" office:value-type="float" office:value="22.686169">
            <text:p>22.68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66]-[.F$2])^2" office:value-type="float" office:value="0.751689000000001">
            <text:p>0.751689</text:p>
          </table:table-cell>
          <table:table-cell table:formula="of:=([.B76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67]-[.F$2])^2" office:value-type="float" office:value="3.485689">
            <text:p>3.485689</text:p>
          </table:table-cell>
          <table:table-cell table:formula="of:=([.B76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8]-[.F$2])^2" office:value-type="float" office:value="0.751689000000001">
            <text:p>0.751689</text:p>
          </table:table-cell>
          <table:table-cell table:formula="of:=([.B76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69]-[.F$2])^2" office:value-type="float" office:value="3.485689">
            <text:p>3.485689</text:p>
          </table:table-cell>
          <table:table-cell table:formula="of:=([.B76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770]-[.F$2])^2" office:value-type="float" office:value="14.953689">
            <text:p>14.953689</text:p>
          </table:table-cell>
          <table:table-cell table:formula="of:=([.B770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71]-[.F$2])^2" office:value-type="float" office:value="3.485689">
            <text:p>3.485689</text:p>
          </table:table-cell>
          <table:table-cell table:formula="of:=([.B77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72]-[.F$2])^2" office:value-type="float" office:value="0.0176889999999998">
            <text:p>0.017689</text:p>
          </table:table-cell>
          <table:table-cell table:formula="of:=([.B77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73]-[.F$2])^2" office:value-type="float" office:value="3.485689">
            <text:p>3.485689</text:p>
          </table:table-cell>
          <table:table-cell table:formula="of:=([.B77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74]-[.F$2])^2" office:value-type="float" office:value="0.751689000000001">
            <text:p>0.751689</text:p>
          </table:table-cell>
          <table:table-cell table:formula="of:=([.B77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75]-[.F$2])^2" office:value-type="float" office:value="0.0176889999999998">
            <text:p>0.017689</text:p>
          </table:table-cell>
          <table:table-cell table:formula="of:=([.B77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6]-[.F$2])^2" office:value-type="float" office:value="0.751689000000001">
            <text:p>0.751689</text:p>
          </table:table-cell>
          <table:table-cell table:formula="of:=([.B77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77]-[.F$2])^2" office:value-type="float" office:value="0.751689000000001">
            <text:p>0.751689</text:p>
          </table:table-cell>
          <table:table-cell table:formula="of:=([.B77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8]-[.F$2])^2" office:value-type="float" office:value="0.751689000000001">
            <text:p>0.751689</text:p>
          </table:table-cell>
          <table:table-cell table:formula="of:=([.B77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9]-[.F$2])^2" office:value-type="float" office:value="0.751689000000001">
            <text:p>0.751689</text:p>
          </table:table-cell>
          <table:table-cell table:formula="of:=([.B77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80]-[.F$2])^2" office:value-type="float" office:value="0.751689000000001">
            <text:p>0.751689</text:p>
          </table:table-cell>
          <table:table-cell table:formula="of:=([.B78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81]-[.F$2])^2" office:value-type="float" office:value="0.0176889999999998">
            <text:p>0.017689</text:p>
          </table:table-cell>
          <table:table-cell table:formula="of:=([.B78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82]-[.F$2])^2" office:value-type="float" office:value="8.219689">
            <text:p>8.219689</text:p>
          </table:table-cell>
          <table:table-cell table:formula="of:=([.B782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783]-[.F$2])^2" office:value-type="float" office:value="1.283689">
            <text:p>1.283689</text:p>
          </table:table-cell>
          <table:table-cell table:formula="of:=([.B783]-[.J$2])^2" office:value-type="float" office:value="14.160169">
            <text:p>14.16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84]-[.F$2])^2" office:value-type="float" office:value="3.485689">
            <text:p>3.485689</text:p>
          </table:table-cell>
          <table:table-cell table:formula="of:=([.B78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85]-[.F$2])^2" office:value-type="float" office:value="0.751689000000001">
            <text:p>0.751689</text:p>
          </table:table-cell>
          <table:table-cell table:formula="of:=([.B78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86]-[.F$2])^2" office:value-type="float" office:value="0.751689000000001">
            <text:p>0.751689</text:p>
          </table:table-cell>
          <table:table-cell table:formula="of:=([.B78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87]-[.F$2])^2" office:value-type="float" office:value="0.0176889999999998">
            <text:p>0.017689</text:p>
          </table:table-cell>
          <table:table-cell table:formula="of:=([.B78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88]-[.F$2])^2" office:value-type="float" office:value="0.751689000000001">
            <text:p>0.751689</text:p>
          </table:table-cell>
          <table:table-cell table:formula="of:=([.B788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89]-[.F$2])^2" office:value-type="float" office:value="0.0176889999999998">
            <text:p>0.017689</text:p>
          </table:table-cell>
          <table:table-cell table:formula="of:=([.B78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90]-[.F$2])^2" office:value-type="float" office:value="0.751689000000001">
            <text:p>0.751689</text:p>
          </table:table-cell>
          <table:table-cell table:formula="of:=([.B79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791]-[.F$2])^2" office:value-type="float" office:value="0.751689000000001">
            <text:p>0.751689</text:p>
          </table:table-cell>
          <table:table-cell table:formula="of:=([.B791]-[.J$2])^2" office:value-type="float" office:value="138.368169">
            <text:p>138.36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2]-[.F$2])^2" office:value-type="float" office:value="0.751689000000001">
            <text:p>0.751689</text:p>
          </table:table-cell>
          <table:table-cell table:formula="of:=([.B79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([.A793]-[.F$2])^2" office:value-type="float" office:value="102.677689">
            <text:p>102.677689</text:p>
          </table:table-cell>
          <table:table-cell table:formula="of:=([.B793]-[.J$2])^2" office:value-type="float" office:value="189.420169">
            <text:p>189.42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4]-[.F$2])^2" office:value-type="float" office:value="0.751689000000001">
            <text:p>0.751689</text:p>
          </table:table-cell>
          <table:table-cell table:formula="of:=([.B79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5]-[.F$2])^2" office:value-type="float" office:value="0.751689000000001">
            <text:p>0.751689</text:p>
          </table:table-cell>
          <table:table-cell table:formula="of:=([.B79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96]-[.F$2])^2" office:value-type="float" office:value="0.0176889999999998">
            <text:p>0.017689</text:p>
          </table:table-cell>
          <table:table-cell table:formula="of:=([.B79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797]-[.F$2])^2" office:value-type="float" office:value="4.549689">
            <text:p>4.549689</text:p>
          </table:table-cell>
          <table:table-cell table:formula="of:=([.B79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8]-[.F$2])^2" office:value-type="float" office:value="0.751689000000001">
            <text:p>0.751689</text:p>
          </table:table-cell>
          <table:table-cell table:formula="of:=([.B79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9]-[.F$2])^2" office:value-type="float" office:value="0.751689000000001">
            <text:p>0.751689</text:p>
          </table:table-cell>
          <table:table-cell table:formula="of:=([.B79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0]-[.F$2])^2" office:value-type="float" office:value="0.751689000000001">
            <text:p>0.751689</text:p>
          </table:table-cell>
          <table:table-cell table:formula="of:=([.B80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01]-[.F$2])^2" office:value-type="float" office:value="1.283689">
            <text:p>1.283689</text:p>
          </table:table-cell>
          <table:table-cell table:formula="of:=([.B80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02]-[.F$2])^2" office:value-type="float" office:value="3.485689">
            <text:p>3.485689</text:p>
          </table:table-cell>
          <table:table-cell table:formula="of:=([.B80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3]-[.F$2])^2" office:value-type="float" office:value="0.751689000000001">
            <text:p>0.751689</text:p>
          </table:table-cell>
          <table:table-cell table:formula="of:=([.B80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4]-[.F$2])^2" office:value-type="float" office:value="0.751689000000001">
            <text:p>0.751689</text:p>
          </table:table-cell>
          <table:table-cell table:formula="of:=([.B80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05]-[.F$2])^2" office:value-type="float" office:value="0.0176889999999998">
            <text:p>0.017689</text:p>
          </table:table-cell>
          <table:table-cell table:formula="of:=([.B80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06]-[.F$2])^2" office:value-type="float" office:value="0.751689000000001">
            <text:p>0.751689</text:p>
          </table:table-cell>
          <table:table-cell table:formula="of:=([.B806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7]-[.F$2])^2" office:value-type="float" office:value="0.751689000000001">
            <text:p>0.751689</text:p>
          </table:table-cell>
          <table:table-cell table:formula="of:=([.B80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808]-[.F$2])^2" office:value-type="float" office:value="66.145689">
            <text:p>66.145689</text:p>
          </table:table-cell>
          <table:table-cell table:formula="of:=([.B808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09]-[.F$2])^2" office:value-type="float" office:value="0.0176889999999998">
            <text:p>0.017689</text:p>
          </table:table-cell>
          <table:table-cell table:formula="of:=([.B80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810]-[.F$2])^2" office:value-type="float" office:value="26.347689">
            <text:p>26.347689</text:p>
          </table:table-cell>
          <table:table-cell table:formula="of:=([.B81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([.A811]-[.F$2])^2" office:value-type="float" office:value="147.209689">
            <text:p>147.209689</text:p>
          </table:table-cell>
          <table:table-cell table:formula="of:=([.B811]-[.J$2])^2" office:value-type="float" office:value="14.160169">
            <text:p>14.160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812]-[.F$2])^2" office:value-type="float" office:value="4.549689">
            <text:p>4.549689</text:p>
          </table:table-cell>
          <table:table-cell table:formula="of:=([.B812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13]-[.F$2])^2" office:value-type="float" office:value="3.485689">
            <text:p>3.485689</text:p>
          </table:table-cell>
          <table:table-cell table:formula="of:=([.B81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14]-[.F$2])^2" office:value-type="float" office:value="0.751689000000001">
            <text:p>0.751689</text:p>
          </table:table-cell>
          <table:table-cell table:formula="of:=([.B81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815]-[.F$2])^2" office:value-type="float" office:value="1.283689">
            <text:p>1.283689</text:p>
          </table:table-cell>
          <table:table-cell table:formula="of:=([.B815]-[.J$2])^2" office:value-type="float" office:value="138.368169">
            <text:p>138.368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([.A816]-[.F$2])^2" office:value-type="float" office:value="26.347689">
            <text:p>26.347689</text:p>
          </table:table-cell>
          <table:table-cell table:formula="of:=([.B816]-[.J$2])^2" office:value-type="float" office:value="390.576169">
            <text:p>390.5761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817]-[.F$2])^2" office:value-type="float" office:value="14.953689">
            <text:p>14.953689</text:p>
          </table:table-cell>
          <table:table-cell table:formula="of:=([.B81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18]-[.F$2])^2" office:value-type="float" office:value="0.751689000000001">
            <text:p>0.751689</text:p>
          </table:table-cell>
          <table:table-cell table:formula="of:=([.B81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19]-[.F$2])^2" office:value-type="float" office:value="23.687689">
            <text:p>23.687689</text:p>
          </table:table-cell>
          <table:table-cell table:formula="of:=([.B819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20]-[.F$2])^2" office:value-type="float" office:value="0.751689000000001">
            <text:p>0.751689</text:p>
          </table:table-cell>
          <table:table-cell table:formula="of:=([.B82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21]-[.F$2])^2" office:value-type="float" office:value="1.283689">
            <text:p>1.283689</text:p>
          </table:table-cell>
          <table:table-cell table:formula="of:=([.B82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822]-[.F$2])^2" office:value-type="float" office:value="66.145689">
            <text:p>66.145689</text:p>
          </table:table-cell>
          <table:table-cell table:formula="of:=([.B82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23]-[.F$2])^2" office:value-type="float" office:value="0.0176889999999998">
            <text:p>0.017689</text:p>
          </table:table-cell>
          <table:table-cell table:formula="of:=([.B82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24]-[.F$2])^2" office:value-type="float" office:value="0.0176889999999998">
            <text:p>0.017689</text:p>
          </table:table-cell>
          <table:table-cell table:formula="of:=([.B82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25]-[.F$2])^2" office:value-type="float" office:value="0.0176889999999998">
            <text:p>0.017689</text:p>
          </table:table-cell>
          <table:table-cell table:formula="of:=([.B82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26]-[.F$2])^2" office:value-type="float" office:value="0.751689000000001">
            <text:p>0.751689</text:p>
          </table:table-cell>
          <table:table-cell table:formula="of:=([.B82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27]-[.F$2])^2" office:value-type="float" office:value="0.751689000000001">
            <text:p>0.751689</text:p>
          </table:table-cell>
          <table:table-cell table:formula="of:=([.B82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28]-[.F$2])^2" office:value-type="float" office:value="0.751689000000001">
            <text:p>0.751689</text:p>
          </table:table-cell>
          <table:table-cell table:formula="of:=([.B82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29]-[.F$2])^2" office:value-type="float" office:value="0.751689000000001">
            <text:p>0.751689</text:p>
          </table:table-cell>
          <table:table-cell table:formula="of:=([.B829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30]-[.F$2])^2" office:value-type="float" office:value="0.0176889999999998">
            <text:p>0.017689</text:p>
          </table:table-cell>
          <table:table-cell table:formula="of:=([.B83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831]-[.F$2])^2" office:value-type="float" office:value="66.145689">
            <text:p>66.145689</text:p>
          </table:table-cell>
          <table:table-cell table:formula="of:=([.B831]-[.J$2])^2" office:value-type="float" office:value="3.108169">
            <text:p>3.1081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([.A832]-[.F$2])^2" office:value-type="float" office:value="199.741689">
            <text:p>199.741689</text:p>
          </table:table-cell>
          <table:table-cell table:formula="of:=([.B832]-[.J$2])^2" office:value-type="float" office:value="33.212169">
            <text:p>33.21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33]-[.F$2])^2" office:value-type="float" office:value="0.0176889999999998">
            <text:p>0.017689</text:p>
          </table:table-cell>
          <table:table-cell table:formula="of:=([.B83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34]-[.F$2])^2" office:value-type="float" office:value="0.751689000000001">
            <text:p>0.751689</text:p>
          </table:table-cell>
          <table:table-cell table:formula="of:=([.B83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35]-[.F$2])^2" office:value-type="float" office:value="3.485689">
            <text:p>3.485689</text:p>
          </table:table-cell>
          <table:table-cell table:formula="of:=([.B83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36]-[.F$2])^2" office:value-type="float" office:value="0.0176889999999998">
            <text:p>0.017689</text:p>
          </table:table-cell>
          <table:table-cell table:formula="of:=([.B83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37]-[.F$2])^2" office:value-type="float" office:value="0.751689000000001">
            <text:p>0.751689</text:p>
          </table:table-cell>
          <table:table-cell table:formula="of:=([.B837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([.A838]-[.F$2])^2" office:value-type="float" office:value="0.751689000000001">
            <text:p>0.751689</text:p>
          </table:table-cell>
          <table:table-cell table:formula="of:=([.B838]-[.J$2])^2" office:value-type="float" office:value="217.946169">
            <text:p>217.94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39]-[.F$2])^2" office:value-type="float" office:value="0.0176889999999998">
            <text:p>0.017689</text:p>
          </table:table-cell>
          <table:table-cell table:formula="of:=([.B839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40]-[.F$2])^2" office:value-type="float" office:value="3.485689">
            <text:p>3.485689</text:p>
          </table:table-cell>
          <table:table-cell table:formula="of:=([.B840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41]-[.F$2])^2" office:value-type="float" office:value="8.219689">
            <text:p>8.219689</text:p>
          </table:table-cell>
          <table:table-cell table:formula="of:=([.B841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842]-[.F$2])^2" office:value-type="float" office:value="0.0176889999999998">
            <text:p>0.017689</text:p>
          </table:table-cell>
          <table:table-cell table:formula="of:=([.B842]-[.J$2])^2" office:value-type="float" office:value="14.160169">
            <text:p>14.16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43]-[.F$2])^2" office:value-type="float" office:value="0.751689000000001">
            <text:p>0.751689</text:p>
          </table:table-cell>
          <table:table-cell table:formula="of:=([.B84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44]-[.F$2])^2" office:value-type="float" office:value="23.687689">
            <text:p>23.687689</text:p>
          </table:table-cell>
          <table:table-cell table:formula="of:=([.B844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45]-[.F$2])^2" office:value-type="float" office:value="0.751689000000001">
            <text:p>0.751689</text:p>
          </table:table-cell>
          <table:table-cell table:formula="of:=([.B84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46]-[.F$2])^2" office:value-type="float" office:value="0.0176889999999998">
            <text:p>0.017689</text:p>
          </table:table-cell>
          <table:table-cell table:formula="of:=([.B84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47]-[.F$2])^2" office:value-type="float" office:value="0.0176889999999998">
            <text:p>0.017689</text:p>
          </table:table-cell>
          <table:table-cell table:formula="of:=([.B84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48]-[.F$2])^2" office:value-type="float" office:value="1.283689">
            <text:p>1.283689</text:p>
          </table:table-cell>
          <table:table-cell table:formula="of:=([.B84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49]-[.F$2])^2" office:value-type="float" office:value="0.751689000000001">
            <text:p>0.751689</text:p>
          </table:table-cell>
          <table:table-cell table:formula="of:=([.B84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850]-[.F$2])^2" office:value-type="float" office:value="3.485689">
            <text:p>3.485689</text:p>
          </table:table-cell>
          <table:table-cell table:formula="of:=([.B850]-[.J$2])^2" office:value-type="float" office:value="95.316169">
            <text:p>95.31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51]-[.F$2])^2" office:value-type="float" office:value="0.751689000000001">
            <text:p>0.751689</text:p>
          </table:table-cell>
          <table:table-cell table:formula="of:=([.B85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852]-[.F$2])^2" office:value-type="float" office:value="0.751689000000001">
            <text:p>0.751689</text:p>
          </table:table-cell>
          <table:table-cell table:formula="of:=([.B852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53]-[.F$2])^2" office:value-type="float" office:value="0.0176889999999998">
            <text:p>0.017689</text:p>
          </table:table-cell>
          <table:table-cell table:formula="of:=([.B853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54]-[.F$2])^2" office:value-type="float" office:value="0.751689000000001">
            <text:p>0.751689</text:p>
          </table:table-cell>
          <table:table-cell table:formula="of:=([.B85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55]-[.F$2])^2" office:value-type="float" office:value="0.0176889999999998">
            <text:p>0.017689</text:p>
          </table:table-cell>
          <table:table-cell table:formula="of:=([.B855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56]-[.F$2])^2" office:value-type="float" office:value="0.751689000000001">
            <text:p>0.751689</text:p>
          </table:table-cell>
          <table:table-cell table:formula="of:=([.B85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57]-[.F$2])^2" office:value-type="float" office:value="3.485689">
            <text:p>3.485689</text:p>
          </table:table-cell>
          <table:table-cell table:formula="of:=([.B857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58]-[.F$2])^2" office:value-type="float" office:value="3.485689">
            <text:p>3.485689</text:p>
          </table:table-cell>
          <table:table-cell table:formula="of:=([.B858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59]-[.F$2])^2" office:value-type="float" office:value="0.751689000000001">
            <text:p>0.751689</text:p>
          </table:table-cell>
          <table:table-cell table:formula="of:=([.B85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60]-[.F$2])^2" office:value-type="float" office:value="0.751689000000001">
            <text:p>0.751689</text:p>
          </table:table-cell>
          <table:table-cell table:formula="of:=([.B86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61]-[.F$2])^2" office:value-type="float" office:value="0.751689000000001">
            <text:p>0.751689</text:p>
          </table:table-cell>
          <table:table-cell table:formula="of:=([.B86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862]-[.F$2])^2" office:value-type="float" office:value="66.145689">
            <text:p>66.145689</text:p>
          </table:table-cell>
          <table:table-cell table:formula="of:=([.B862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63]-[.F$2])^2" office:value-type="float" office:value="0.0176889999999998">
            <text:p>0.017689</text:p>
          </table:table-cell>
          <table:table-cell table:formula="of:=([.B86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64]-[.F$2])^2" office:value-type="float" office:value="0.751689000000001">
            <text:p>0.751689</text:p>
          </table:table-cell>
          <table:table-cell table:formula="of:=([.B86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65]-[.F$2])^2" office:value-type="float" office:value="0.0176889999999998">
            <text:p>0.017689</text:p>
          </table:table-cell>
          <table:table-cell table:formula="of:=([.B86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66]-[.F$2])^2" office:value-type="float" office:value="0.0176889999999998">
            <text:p>0.017689</text:p>
          </table:table-cell>
          <table:table-cell table:formula="of:=([.B86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67]-[.F$2])^2" office:value-type="float" office:value="0.751689000000001">
            <text:p>0.751689</text:p>
          </table:table-cell>
          <table:table-cell table:formula="of:=([.B86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68]-[.F$2])^2" office:value-type="float" office:value="0.0176889999999998">
            <text:p>0.017689</text:p>
          </table:table-cell>
          <table:table-cell table:formula="of:=([.B86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69]-[.F$2])^2" office:value-type="float" office:value="0.751689000000001">
            <text:p>0.751689</text:p>
          </table:table-cell>
          <table:table-cell table:formula="of:=([.B86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70]-[.F$2])^2" office:value-type="float" office:value="0.0176889999999998">
            <text:p>0.017689</text:p>
          </table:table-cell>
          <table:table-cell table:formula="of:=([.B870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71]-[.F$2])^2" office:value-type="float" office:value="0.751689000000001">
            <text:p>0.751689</text:p>
          </table:table-cell>
          <table:table-cell table:formula="of:=([.B87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2]-[.F$2])^2" office:value-type="float" office:value="0.751689000000001">
            <text:p>0.751689</text:p>
          </table:table-cell>
          <table:table-cell table:formula="of:=([.B87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73]-[.F$2])^2" office:value-type="float" office:value="0.0176889999999998">
            <text:p>0.017689</text:p>
          </table:table-cell>
          <table:table-cell table:formula="of:=([.B87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4]-[.F$2])^2" office:value-type="float" office:value="0.751689000000001">
            <text:p>0.751689</text:p>
          </table:table-cell>
          <table:table-cell table:formula="of:=([.B87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5]-[.F$2])^2" office:value-type="float" office:value="0.751689000000001">
            <text:p>0.751689</text:p>
          </table:table-cell>
          <table:table-cell table:formula="of:=([.B87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6]-[.F$2])^2" office:value-type="float" office:value="0.751689000000001">
            <text:p>0.751689</text:p>
          </table:table-cell>
          <table:table-cell table:formula="of:=([.B87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7]-[.F$2])^2" office:value-type="float" office:value="0.751689000000001">
            <text:p>0.751689</text:p>
          </table:table-cell>
          <table:table-cell table:formula="of:=([.B87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78]-[.F$2])^2" office:value-type="float" office:value="0.751689000000001">
            <text:p>0.751689</text:p>
          </table:table-cell>
          <table:table-cell table:formula="of:=([.B878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9]-[.F$2])^2" office:value-type="float" office:value="0.751689000000001">
            <text:p>0.751689</text:p>
          </table:table-cell>
          <table:table-cell table:formula="of:=([.B87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80]-[.F$2])^2" office:value-type="float" office:value="3.485689">
            <text:p>3.485689</text:p>
          </table:table-cell>
          <table:table-cell table:formula="of:=([.B88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81]-[.F$2])^2" office:value-type="float" office:value="1.283689">
            <text:p>1.283689</text:p>
          </table:table-cell>
          <table:table-cell table:formula="of:=([.B88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882]-[.F$2])^2" office:value-type="float" office:value="26.347689">
            <text:p>26.347689</text:p>
          </table:table-cell>
          <table:table-cell table:formula="of:=([.B882]-[.J$2])^2" office:value-type="float" office:value="14.160169">
            <text:p>14.16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83]-[.F$2])^2" office:value-type="float" office:value="0.0176889999999998">
            <text:p>0.017689</text:p>
          </table:table-cell>
          <table:table-cell table:formula="of:=([.B88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84]-[.F$2])^2" office:value-type="float" office:value="0.0176889999999998">
            <text:p>0.017689</text:p>
          </table:table-cell>
          <table:table-cell table:formula="of:=([.B88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885]-[.F$2])^2" office:value-type="float" office:value="102.677689">
            <text:p>102.677689</text:p>
          </table:table-cell>
          <table:table-cell table:formula="of:=([.B88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86]-[.F$2])^2" office:value-type="float" office:value="0.0176889999999998">
            <text:p>0.017689</text:p>
          </table:table-cell>
          <table:table-cell table:formula="of:=([.B88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87]-[.F$2])^2" office:value-type="float" office:value="3.485689">
            <text:p>3.485689</text:p>
          </table:table-cell>
          <table:table-cell table:formula="of:=([.B88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888]-[.F$2])^2" office:value-type="float" office:value="366.071689">
            <text:p>366.071689</text:p>
          </table:table-cell>
          <table:table-cell table:formula="of:=([.B88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89]-[.F$2])^2" office:value-type="float" office:value="8.219689">
            <text:p>8.219689</text:p>
          </table:table-cell>
          <table:table-cell table:formula="of:=([.B889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90]-[.F$2])^2" office:value-type="float" office:value="0.751689000000001">
            <text:p>0.751689</text:p>
          </table:table-cell>
          <table:table-cell table:formula="of:=([.B890]-[.J$2])^2" office:value-type="float" office:value="5.004169">
            <text:p>5.00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91]-[.F$2])^2" office:value-type="float" office:value="0.751689000000001">
            <text:p>0.751689</text:p>
          </table:table-cell>
          <table:table-cell table:formula="of:=([.B89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table:formula="of:=([.A892]-[.F$2])^2" office:value-type="float" office:value="17.081689">
            <text:p>17.081689</text:p>
          </table:table-cell>
          <table:table-cell table:formula="of:=([.B892]-[.J$2])^2" office:value-type="float" office:value="564.680169">
            <text:p>564.68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93]-[.F$2])^2" office:value-type="float" office:value="0.0176889999999998">
            <text:p>0.017689</text:p>
          </table:table-cell>
          <table:table-cell table:formula="of:=([.B89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94]-[.F$2])^2" office:value-type="float" office:value="0.751689000000001">
            <text:p>0.751689</text:p>
          </table:table-cell>
          <table:table-cell table:formula="of:=([.B89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95]-[.F$2])^2" office:value-type="float" office:value="0.751689000000001">
            <text:p>0.751689</text:p>
          </table:table-cell>
          <table:table-cell table:formula="of:=([.B89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96]-[.F$2])^2" office:value-type="float" office:value="1.283689">
            <text:p>1.283689</text:p>
          </table:table-cell>
          <table:table-cell table:formula="of:=([.B89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97]-[.F$2])^2" office:value-type="float" office:value="0.0176889999999998">
            <text:p>0.017689</text:p>
          </table:table-cell>
          <table:table-cell table:formula="of:=([.B89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898]-[.F$2])^2" office:value-type="float" office:value="17.081689">
            <text:p>17.081689</text:p>
          </table:table-cell>
          <table:table-cell table:formula="of:=([.B898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99]-[.F$2])^2" office:value-type="float" office:value="0.751689000000001">
            <text:p>0.751689</text:p>
          </table:table-cell>
          <table:table-cell table:formula="of:=([.B89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table:formula="of:=([.A900]-[.F$2])^2" office:value-type="float" office:value="736.199689">
            <text:p>736.199689</text:p>
          </table:table-cell>
          <table:table-cell table:formula="of:=([.B900]-[.J$2])^2" office:value-type="float" office:value="3.108169">
            <text:p>3.10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01]-[.F$2])^2" office:value-type="float" office:value="0.751689000000001">
            <text:p>0.751689</text:p>
          </table:table-cell>
          <table:table-cell table:formula="of:=([.B90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([.A902]-[.F$2])^2" office:value-type="float" office:value="328.805689">
            <text:p>328.805689</text:p>
          </table:table-cell>
          <table:table-cell table:formula="of:=([.B902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03]-[.F$2])^2" office:value-type="float" office:value="0.751689000000001">
            <text:p>0.751689</text:p>
          </table:table-cell>
          <table:table-cell table:formula="of:=([.B90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formula="of:=([.A904]-[.F$2])^2" office:value-type="float" office:value="37.613689">
            <text:p>37.613689</text:p>
          </table:table-cell>
          <table:table-cell table:formula="of:=([.B904]-[.J$2])^2" office:value-type="float" office:value="280.998169">
            <text:p>280.9981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905]-[.F$2])^2" office:value-type="float" office:value="199.741689">
            <text:p>199.741689</text:p>
          </table:table-cell>
          <table:table-cell table:formula="of:=([.B90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06]-[.F$2])^2" office:value-type="float" office:value="0.0176889999999998">
            <text:p>0.017689</text:p>
          </table:table-cell>
          <table:table-cell table:formula="of:=([.B90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07]-[.F$2])^2" office:value-type="float" office:value="0.0176889999999998">
            <text:p>0.017689</text:p>
          </table:table-cell>
          <table:table-cell table:formula="of:=([.B907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08]-[.F$2])^2" office:value-type="float" office:value="0.751689000000001">
            <text:p>0.751689</text:p>
          </table:table-cell>
          <table:table-cell table:formula="of:=([.B90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09]-[.F$2])^2" office:value-type="float" office:value="0.751689000000001">
            <text:p>0.751689</text:p>
          </table:table-cell>
          <table:table-cell table:formula="of:=([.B90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10]-[.F$2])^2" office:value-type="float" office:value="0.751689000000001">
            <text:p>0.751689</text:p>
          </table:table-cell>
          <table:table-cell table:formula="of:=([.B910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1]-[.F$2])^2" office:value-type="float" office:value="0.751689000000001">
            <text:p>0.751689</text:p>
          </table:table-cell>
          <table:table-cell table:formula="of:=([.B91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2]-[.F$2])^2" office:value-type="float" office:value="0.751689000000001">
            <text:p>0.751689</text:p>
          </table:table-cell>
          <table:table-cell table:formula="of:=([.B91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3]-[.F$2])^2" office:value-type="float" office:value="0.751689000000001">
            <text:p>0.751689</text:p>
          </table:table-cell>
          <table:table-cell table:formula="of:=([.B91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14]-[.F$2])^2" office:value-type="float" office:value="3.485689">
            <text:p>3.485689</text:p>
          </table:table-cell>
          <table:table-cell table:formula="of:=([.B914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915]-[.F$2])^2" office:value-type="float" office:value="26.347689">
            <text:p>26.347689</text:p>
          </table:table-cell>
          <table:table-cell table:formula="of:=([.B91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6]-[.F$2])^2" office:value-type="float" office:value="0.751689000000001">
            <text:p>0.751689</text:p>
          </table:table-cell>
          <table:table-cell table:formula="of:=([.B91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7]-[.F$2])^2" office:value-type="float" office:value="0.751689000000001">
            <text:p>0.751689</text:p>
          </table:table-cell>
          <table:table-cell table:formula="of:=([.B91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18]-[.F$2])^2" office:value-type="float" office:value="0.751689000000001">
            <text:p>0.751689</text:p>
          </table:table-cell>
          <table:table-cell table:formula="of:=([.B918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9]-[.F$2])^2" office:value-type="float" office:value="0.751689000000001">
            <text:p>0.751689</text:p>
          </table:table-cell>
          <table:table-cell table:formula="of:=([.B91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20]-[.F$2])^2" office:value-type="float" office:value="0.0176889999999998">
            <text:p>0.017689</text:p>
          </table:table-cell>
          <table:table-cell table:formula="of:=([.B92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921]-[.F$2])^2" office:value-type="float" office:value="17.081689">
            <text:p>17.081689</text:p>
          </table:table-cell>
          <table:table-cell table:formula="of:=([.B921]-[.J$2])^2" office:value-type="float" office:value="217.946169">
            <text:p>217.94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22]-[.F$2])^2" office:value-type="float" office:value="0.0176889999999998">
            <text:p>0.017689</text:p>
          </table:table-cell>
          <table:table-cell table:formula="of:=([.B92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23]-[.F$2])^2" office:value-type="float" office:value="23.687689">
            <text:p>23.687689</text:p>
          </table:table-cell>
          <table:table-cell table:formula="of:=([.B923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24]-[.F$2])^2" office:value-type="float" office:value="0.751689000000001">
            <text:p>0.751689</text:p>
          </table:table-cell>
          <table:table-cell table:formula="of:=([.B92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25]-[.F$2])^2" office:value-type="float" office:value="0.0176889999999998">
            <text:p>0.017689</text:p>
          </table:table-cell>
          <table:table-cell table:formula="of:=([.B925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26]-[.F$2])^2" office:value-type="float" office:value="0.751689000000001">
            <text:p>0.751689</text:p>
          </table:table-cell>
          <table:table-cell table:formula="of:=([.B92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27]-[.F$2])^2" office:value-type="float" office:value="0.751689000000001">
            <text:p>0.751689</text:p>
          </table:table-cell>
          <table:table-cell table:formula="of:=([.B92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928]-[.F$2])^2" office:value-type="float" office:value="0.0176889999999998">
            <text:p>0.017689</text:p>
          </table:table-cell>
          <table:table-cell table:formula="of:=([.B928]-[.J$2])^2" office:value-type="float" office:value="33.212169">
            <text:p>33.212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929]-[.F$2])^2" office:value-type="float" office:value="17.081689">
            <text:p>17.081689</text:p>
          </table:table-cell>
          <table:table-cell table:formula="of:=([.B92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930]-[.F$2])^2" office:value-type="float" office:value="0.0176889999999998">
            <text:p>0.017689</text:p>
          </table:table-cell>
          <table:table-cell table:formula="of:=([.B930]-[.J$2])^2" office:value-type="float" office:value="33.212169">
            <text:p>33.21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1]-[.F$2])^2" office:value-type="float" office:value="0.751689000000001">
            <text:p>0.751689</text:p>
          </table:table-cell>
          <table:table-cell table:formula="of:=([.B93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2]-[.F$2])^2" office:value-type="float" office:value="0.751689000000001">
            <text:p>0.751689</text:p>
          </table:table-cell>
          <table:table-cell table:formula="of:=([.B93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33]-[.F$2])^2" office:value-type="float" office:value="0.751689000000001">
            <text:p>0.751689</text:p>
          </table:table-cell>
          <table:table-cell table:formula="of:=([.B93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4]-[.F$2])^2" office:value-type="float" office:value="0.751689000000001">
            <text:p>0.751689</text:p>
          </table:table-cell>
          <table:table-cell table:formula="of:=([.B93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35]-[.F$2])^2" office:value-type="float" office:value="0.0176889999999998">
            <text:p>0.017689</text:p>
          </table:table-cell>
          <table:table-cell table:formula="of:=([.B93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6]-[.F$2])^2" office:value-type="float" office:value="0.751689000000001">
            <text:p>0.751689</text:p>
          </table:table-cell>
          <table:table-cell table:formula="of:=([.B93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37]-[.F$2])^2" office:value-type="float" office:value="3.485689">
            <text:p>3.485689</text:p>
          </table:table-cell>
          <table:table-cell table:formula="of:=([.B93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938]-[.F$2])^2" office:value-type="float" office:value="4.549689">
            <text:p>4.549689</text:p>
          </table:table-cell>
          <table:table-cell table:formula="of:=([.B938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39]-[.F$2])^2" office:value-type="float" office:value="0.0176889999999998">
            <text:p>0.017689</text:p>
          </table:table-cell>
          <table:table-cell table:formula="of:=([.B93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940]-[.F$2])^2" office:value-type="float" office:value="26.347689">
            <text:p>26.347689</text:p>
          </table:table-cell>
          <table:table-cell table:formula="of:=([.B94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1]-[.F$2])^2" office:value-type="float" office:value="0.751689000000001">
            <text:p>0.751689</text:p>
          </table:table-cell>
          <table:table-cell table:formula="of:=([.B941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42]-[.F$2])^2" office:value-type="float" office:value="3.485689">
            <text:p>3.485689</text:p>
          </table:table-cell>
          <table:table-cell table:formula="of:=([.B94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43]-[.F$2])^2" office:value-type="float" office:value="0.751689000000001">
            <text:p>0.751689</text:p>
          </table:table-cell>
          <table:table-cell table:formula="of:=([.B94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944]-[.F$2])^2" office:value-type="float" office:value="50.879689">
            <text:p>50.879689</text:p>
          </table:table-cell>
          <table:table-cell table:formula="of:=([.B944]-[.J$2])^2" office:value-type="float" office:value="60.264169">
            <text:p>60.264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45]-[.F$2])^2" office:value-type="float" office:value="0.0176889999999998">
            <text:p>0.017689</text:p>
          </table:table-cell>
          <table:table-cell table:formula="of:=([.B945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formula="of:=([.A946]-[.F$2])^2" office:value-type="float" office:value="50.879689">
            <text:p>50.879689</text:p>
          </table:table-cell>
          <table:table-cell table:formula="of:=([.B946]-[.J$2])^2" office:value-type="float" office:value="352.050169">
            <text:p>352.0501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947]-[.F$2])^2" office:value-type="float" office:value="199.741689">
            <text:p>199.741689</text:p>
          </table:table-cell>
          <table:table-cell table:formula="of:=([.B947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([.A948]-[.F$2])^2" office:value-type="float" office:value="229.007689">
            <text:p>229.007689</text:p>
          </table:table-cell>
          <table:table-cell table:formula="of:=([.B94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9]-[.F$2])^2" office:value-type="float" office:value="0.751689000000001">
            <text:p>0.751689</text:p>
          </table:table-cell>
          <table:table-cell table:formula="of:=([.B949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50]-[.F$2])^2" office:value-type="float" office:value="0.0176889999999998">
            <text:p>0.017689</text:p>
          </table:table-cell>
          <table:table-cell table:formula="of:=([.B95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51]-[.F$2])^2" office:value-type="float" office:value="0.751689000000001">
            <text:p>0.751689</text:p>
          </table:table-cell>
          <table:table-cell table:formula="of:=([.B95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52]-[.F$2])^2" office:value-type="float" office:value="8.219689">
            <text:p>8.219689</text:p>
          </table:table-cell>
          <table:table-cell table:formula="of:=([.B952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53]-[.F$2])^2" office:value-type="float" office:value="23.687689">
            <text:p>23.687689</text:p>
          </table:table-cell>
          <table:table-cell table:formula="of:=([.B953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54]-[.F$2])^2" office:value-type="float" office:value="0.751689000000001">
            <text:p>0.751689</text:p>
          </table:table-cell>
          <table:table-cell table:formula="of:=([.B95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55]-[.F$2])^2" office:value-type="float" office:value="3.485689">
            <text:p>3.485689</text:p>
          </table:table-cell>
          <table:table-cell table:formula="of:=([.B95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56]-[.F$2])^2" office:value-type="float" office:value="0.751689000000001">
            <text:p>0.751689</text:p>
          </table:table-cell>
          <table:table-cell table:formula="of:=([.B95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57]-[.F$2])^2" office:value-type="float" office:value="1.283689">
            <text:p>1.283689</text:p>
          </table:table-cell>
          <table:table-cell table:formula="of:=([.B95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58]-[.F$2])^2" office:value-type="float" office:value="8.219689">
            <text:p>8.219689</text:p>
          </table:table-cell>
          <table:table-cell table:formula="of:=([.B958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59]-[.F$2])^2" office:value-type="float" office:value="8.219689">
            <text:p>8.219689</text:p>
          </table:table-cell>
          <table:table-cell table:formula="of:=([.B959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60]-[.F$2])^2" office:value-type="float" office:value="0.751689000000001">
            <text:p>0.751689</text:p>
          </table:table-cell>
          <table:table-cell table:formula="of:=([.B960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61]-[.F$2])^2" office:value-type="float" office:value="0.751689000000001">
            <text:p>0.751689</text:p>
          </table:table-cell>
          <table:table-cell table:formula="of:=([.B96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62]-[.F$2])^2" office:value-type="float" office:value="0.0176889999999998">
            <text:p>0.017689</text:p>
          </table:table-cell>
          <table:table-cell table:formula="of:=([.B96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63]-[.F$2])^2" office:value-type="float" office:value="0.751689000000001">
            <text:p>0.751689</text:p>
          </table:table-cell>
          <table:table-cell table:formula="of:=([.B963]-[.J$2])^2" office:value-type="float" office:value="0.582169">
            <text:p>0.58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64]-[.F$2])^2" office:value-type="float" office:value="0.0176889999999998">
            <text:p>0.017689</text:p>
          </table:table-cell>
          <table:table-cell table:formula="of:=([.B96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65]-[.F$2])^2" office:value-type="float" office:value="1.283689">
            <text:p>1.283689</text:p>
          </table:table-cell>
          <table:table-cell table:formula="of:=([.B96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966]-[.F$2])^2" office:value-type="float" office:value="26.347689">
            <text:p>26.347689</text:p>
          </table:table-cell>
          <table:table-cell table:formula="of:=([.B966]-[.J$2])^2" office:value-type="float" office:value="45.738169">
            <text:p>45.7381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967]-[.F$2])^2" office:value-type="float" office:value="66.145689">
            <text:p>66.145689</text:p>
          </table:table-cell>
          <table:table-cell table:formula="of:=([.B96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68]-[.F$2])^2" office:value-type="float" office:value="0.751689000000001">
            <text:p>0.751689</text:p>
          </table:table-cell>
          <table:table-cell table:formula="of:=([.B96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69]-[.F$2])^2" office:value-type="float" office:value="0.751689000000001">
            <text:p>0.751689</text:p>
          </table:table-cell>
          <table:table-cell table:formula="of:=([.B96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70]-[.F$2])^2" office:value-type="float" office:value="0.751689000000001">
            <text:p>0.751689</text:p>
          </table:table-cell>
          <table:table-cell table:formula="of:=([.B970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971]-[.F$2])^2" office:value-type="float" office:value="3.485689">
            <text:p>3.485689</text:p>
          </table:table-cell>
          <table:table-cell table:formula="of:=([.B971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72]-[.F$2])^2" office:value-type="float" office:value="0.0176889999999998">
            <text:p>0.017689</text:p>
          </table:table-cell>
          <table:table-cell table:formula="of:=([.B972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73]-[.F$2])^2" office:value-type="float" office:value="3.485689">
            <text:p>3.485689</text:p>
          </table:table-cell>
          <table:table-cell table:formula="of:=([.B97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974]-[.F$2])^2" office:value-type="float" office:value="17.081689">
            <text:p>17.081689</text:p>
          </table:table-cell>
          <table:table-cell table:formula="of:=([.B974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75]-[.F$2])^2" office:value-type="float" office:value="0.751689000000001">
            <text:p>0.751689</text:p>
          </table:table-cell>
          <table:table-cell table:formula="of:=([.B97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76]-[.F$2])^2" office:value-type="float" office:value="0.751689000000001">
            <text:p>0.751689</text:p>
          </table:table-cell>
          <table:table-cell table:formula="of:=([.B976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77]-[.F$2])^2" office:value-type="float" office:value="3.485689">
            <text:p>3.485689</text:p>
          </table:table-cell>
          <table:table-cell table:formula="of:=([.B97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78]-[.F$2])^2" office:value-type="float" office:value="0.751689000000001">
            <text:p>0.751689</text:p>
          </table:table-cell>
          <table:table-cell table:formula="of:=([.B97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79]-[.F$2])^2" office:value-type="float" office:value="0.751689000000001">
            <text:p>0.751689</text:p>
          </table:table-cell>
          <table:table-cell table:formula="of:=([.B97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80]-[.F$2])^2" office:value-type="float" office:value="8.219689">
            <text:p>8.219689</text:p>
          </table:table-cell>
          <table:table-cell table:formula="of:=([.B980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981]-[.F$2])^2" office:value-type="float" office:value="37.613689">
            <text:p>37.613689</text:p>
          </table:table-cell>
          <table:table-cell table:formula="of:=([.B981]-[.J$2])^2" office:value-type="float" office:value="10.478169">
            <text:p>10.478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82]-[.F$2])^2" office:value-type="float" office:value="0.751689000000001">
            <text:p>0.751689</text:p>
          </table:table-cell>
          <table:table-cell table:formula="of:=([.B982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83]-[.F$2])^2" office:value-type="float" office:value="0.0176889999999998">
            <text:p>0.017689</text:p>
          </table:table-cell>
          <table:table-cell table:formula="of:=([.B983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84]-[.F$2])^2" office:value-type="float" office:value="0.0176889999999998">
            <text:p>0.017689</text:p>
          </table:table-cell>
          <table:table-cell table:formula="of:=([.B98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85]-[.F$2])^2" office:value-type="float" office:value="0.0176889999999998">
            <text:p>0.017689</text:p>
          </table:table-cell>
          <table:table-cell table:formula="of:=([.B98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986]-[.F$2])^2" office:value-type="float" office:value="3.485689">
            <text:p>3.485689</text:p>
          </table:table-cell>
          <table:table-cell table:formula="of:=([.B986]-[.J$2])^2" office:value-type="float" office:value="17.952169">
            <text:p>17.9521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87]-[.F$2])^2" office:value-type="float" office:value="0.0176889999999998">
            <text:p>0.017689</text:p>
          </table:table-cell>
          <table:table-cell table:formula="of:=([.B98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88]-[.F$2])^2" office:value-type="float" office:value="0.751689000000001">
            <text:p>0.751689</text:p>
          </table:table-cell>
          <table:table-cell table:formula="of:=([.B988]-[.J$2])^2" office:value-type="float" office:value="0.056169">
            <text:p>0.056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89]-[.F$2])^2" office:value-type="float" office:value="3.485689">
            <text:p>3.485689</text:p>
          </table:table-cell>
          <table:table-cell table:formula="of:=([.B98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90]-[.F$2])^2" office:value-type="float" office:value="37.613689">
            <text:p>37.613689</text:p>
          </table:table-cell>
          <table:table-cell table:formula="of:=([.B990]-[.J$2])^2" office:value-type="float" office:value="33.212169">
            <text:p>33.212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91]-[.F$2])^2" office:value-type="float" office:value="0.751689000000001">
            <text:p>0.751689</text:p>
          </table:table-cell>
          <table:table-cell table:formula="of:=([.B991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992]-[.F$2])^2" office:value-type="float" office:value="0.751689000000001">
            <text:p>0.751689</text:p>
          </table:table-cell>
          <table:table-cell table:formula="of:=([.B992]-[.J$2])^2" office:value-type="float" office:value="7.634169">
            <text:p>7.634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93]-[.F$2])^2" office:value-type="float" office:value="3.485689">
            <text:p>3.485689</text:p>
          </table:table-cell>
          <table:table-cell table:formula="of:=([.B993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94]-[.F$2])^2" office:value-type="float" office:value="0.751689000000001">
            <text:p>0.751689</text:p>
          </table:table-cell>
          <table:table-cell table:formula="of:=([.B994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95]-[.F$2])^2" office:value-type="float" office:value="0.751689000000001">
            <text:p>0.751689</text:p>
          </table:table-cell>
          <table:table-cell table:formula="of:=([.B995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96]-[.F$2])^2" office:value-type="float" office:value="0.751689000000001">
            <text:p>0.751689</text:p>
          </table:table-cell>
          <table:table-cell table:formula="of:=([.B996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97]-[.F$2])^2" office:value-type="float" office:value="3.485689">
            <text:p>3.485689</text:p>
          </table:table-cell>
          <table:table-cell table:formula="of:=([.B997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998]-[.F$2])^2" office:value-type="float" office:value="9.81568899999999">
            <text:p>9.815689</text:p>
          </table:table-cell>
          <table:table-cell table:formula="of:=([.B998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999]-[.F$2])^2" office:value-type="float" office:value="102.677689">
            <text:p>102.677689</text:p>
          </table:table-cell>
          <table:table-cell table:formula="of:=([.B999]-[.J$2])^2" office:value-type="float" office:value="1.530169">
            <text:p>1.5301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00]-[.F$2])^2" office:value-type="float" office:value="0.751689000000001">
            <text:p>0.751689</text:p>
          </table:table-cell>
          <table:table-cell table:formula="of:=([.B1000]-[.J$2])^2" office:value-type="float" office:value="1.530169">
            <text:p>1.530169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1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1:57:01</dc:date>
    <meta:generator>LibreOffice/3.4$Linux LibreOffice_project/340m1$Build-1206</meta:generator>
    <meta:editing-duration>PT1M27S</meta:editing-duration>
    <meta:editing-cycles>1</meta:editing-cycles>
    <meta:document-statistic meta:table-count="1" meta:cell-count="4008" meta:object-count="0"/>
  </office:meta>
</office:document-meta>
</file>